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39.71mm"/>
    </style:style>
    <style:style style:name="co3" style:family="table-column">
      <style:table-column-properties fo:break-before="auto" style:column-width="85.48mm"/>
    </style:style>
    <style:style style:name="co4" style:family="table-column">
      <style:table-column-properties fo:break-before="auto" style:column-width="85.9mm"/>
    </style:style>
    <style:style style:name="co5" style:family="table-column">
      <style:table-column-properties fo:break-before="auto" style:column-width="86.32mm"/>
    </style:style>
    <style:style style:name="co6" style:family="table-column">
      <style:table-column-properties fo:break-before="auto" style:column-width="88.04mm"/>
    </style:style>
    <style:style style:name="co7" style:family="table-column">
      <style:table-column-properties fo:break-before="auto" style:column-width="86.06mm"/>
    </style:style>
    <style:style style:name="co8" style:family="table-column">
      <style:table-column-properties fo:break-before="auto" style:column-width="100.37mm"/>
    </style:style>
    <style:style style:name="co9" style:family="table-column">
      <style:table-column-properties fo:break-before="auto" style:column-width="86.77mm"/>
    </style:style>
    <style:style style:name="co10" style:family="table-column">
      <style:table-column-properties fo:break-before="auto" style:column-width="85.74mm"/>
    </style:style>
    <style:style style:name="co11" style:family="table-column">
      <style:table-column-properties fo:break-before="auto" style:column-width="87.19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79.9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25mm" fo:break-before="auto" style:use-optimal-row-height="true"/>
    </style:style>
    <style:style style:name="ro2" style:family="table-row">
      <style:table-row-properties style:row-height="12.24mm" fo:break-before="auto" style:use-optimal-row-height="false"/>
    </style:style>
    <style:style style:name="ro3" style:family="table-row">
      <style:table-row-properties style:row-height="20.81mm" fo:break-before="auto" style:use-optimal-row-height="false"/>
    </style:style>
    <style:style style:name="ro4" style:family="table-row">
      <style:table-row-properties style:row-height="13.46mm" fo:break-before="auto" style:use-optimal-row-height="true"/>
    </style:style>
    <style:style style:name="ro5" style:family="table-row">
      <style:table-row-properties style:row-height="30.67mm" fo:break-before="auto" style:use-optimal-row-height="false"/>
    </style:style>
    <style:style style:name="ro6" style:family="table-row">
      <style:table-row-properties style:row-height="22.79mm" fo:break-before="auto" style:use-optimal-row-height="false"/>
    </style:style>
    <style:style style:name="ro7" style:family="table-row">
      <style:table-row-properties style:row-height="18.31mm" fo:break-before="auto" style:use-optimal-row-height="false"/>
    </style:style>
    <style:style style:name="ro8" style:family="table-row">
      <style:table-row-properties style:row-height="22.05mm" fo:break-before="auto" style:use-optimal-row-height="true"/>
    </style:style>
    <style:style style:name="ro9" style:family="table-row">
      <style:table-row-properties style:row-height="26.44mm" fo:break-before="auto" style:use-optimal-row-height="false"/>
    </style:style>
    <style:style style:name="ro10" style:family="table-row">
      <style:table-row-properties style:row-height="26.86mm" fo:break-before="auto" style:use-optimal-row-height="false"/>
    </style:style>
    <style:style style:name="ro11" style:family="table-row">
      <style:table-row-properties style:row-height="16.69mm" fo:break-before="auto" style:use-optimal-row-height="false"/>
    </style:style>
    <style:style style:name="ro12" style:family="table-row">
      <style:table-row-properties style:row-height="29.7mm" fo:break-before="auto" style:use-optimal-row-height="true"/>
    </style:style>
    <style:style style:name="ro13" style:family="table-row">
      <style:table-row-properties style:row-height="20.44mm" fo:break-before="auto" style:use-optimal-row-height="false"/>
    </style:style>
    <style:style style:name="ro14" style:family="table-row">
      <style:table-row-properties style:row-height="26.83mm" fo:break-before="auto" style:use-optimal-row-height="false"/>
    </style:style>
    <style:style style:name="ro15" style:family="table-row">
      <style:table-row-properties style:row-height="26.63mm" fo:break-before="auto" style:use-optimal-row-height="false"/>
    </style:style>
    <style:style style:name="ro16" style:family="table-row">
      <style:table-row-properties style:row-height="26.33mm" fo:break-before="auto" style:use-optimal-row-height="true"/>
    </style:style>
    <style:style style:name="ro17" style:family="table-row">
      <style:table-row-properties style:row-height="15.31mm" fo:break-before="auto" style:use-optimal-row-height="false"/>
    </style:style>
    <style:style style:name="ro18" style:family="table-row">
      <style:table-row-properties style:row-height="17.74mm" fo:break-before="auto" style:use-optimal-row-height="true"/>
    </style:style>
    <style:style style:name="ro19" style:family="table-row">
      <style:table-row-properties style:row-height="34.18mm" fo:break-before="auto" style:use-optimal-row-height="true"/>
    </style:style>
    <style:style style:name="ro20" style:family="table-row">
      <style:table-row-properties style:row-height="38.66mm" fo:break-before="auto" style:use-optimal-row-height="false"/>
    </style:style>
    <style:style style:name="ro21" style:family="table-row">
      <style:table-row-properties style:row-height="46.8mm" fo:break-before="auto" style:use-optimal-row-height="false"/>
    </style:style>
    <style:style style:name="ro22" style:family="table-row">
      <style:table-row-properties style:row-height="4.52mm" fo:break-before="auto" style:use-optimal-row-height="true"/>
    </style:style>
    <style:style style:name="ro23" style:family="table-row">
      <style:table-row-properties style:row-height="19.93mm" fo:break-before="auto" style:use-optimal-row-height="false"/>
    </style:style>
    <style:style style:name="ro24" style:family="table-row">
      <style:table-row-properties style:row-height="16.86mm" fo:break-before="auto" style:use-optimal-row-height="false"/>
    </style:style>
    <style:style style:name="ro25" style:family="table-row">
      <style:table-row-properties style:row-height="34.18mm" fo:break-before="auto" style:use-optimal-row-height="false"/>
    </style:style>
    <style:style style:name="ro26" style:family="table-row">
      <style:table-row-properties style:row-height="35.81mm" fo:break-before="auto" style:use-optimal-row-height="false"/>
    </style:style>
    <style:style style:name="ro27" style:family="table-row">
      <style:table-row-properties style:row-height="37.02mm" fo:break-before="auto" style:use-optimal-row-height="false"/>
    </style:style>
    <style:style style:name="ro28" style:family="table-row">
      <style:table-row-properties style:row-height="43.55mm" fo:break-before="auto" style:use-optimal-row-height="false"/>
    </style:style>
    <style:style style:name="ro29" style:family="table-row">
      <style:table-row-properties style:row-height="52.9mm" fo:break-before="auto" style:use-optimal-row-height="false"/>
    </style:style>
    <style:style style:name="ro30" style:family="table-row">
      <style:table-row-properties style:row-height="21.57mm" fo:break-before="auto" style:use-optimal-row-height="false"/>
    </style:style>
    <style:style style:name="ro31" style:family="table-row">
      <style:table-row-properties style:row-height="27.68mm" fo:break-before="auto" style:use-optimal-row-height="false"/>
    </style:style>
    <style:style style:name="ro32" style:family="table-row">
      <style:table-row-properties style:row-height="17.27mm" fo:break-before="auto" style:use-optimal-row-height="false"/>
    </style:style>
    <style:style style:name="ro33" style:family="table-row">
      <style:table-row-properties style:row-height="25.86mm" fo:break-before="auto" style:use-optimal-row-height="false"/>
    </style:style>
    <style:style style:name="ro34" style:family="table-row">
      <style:table-row-properties style:row-height="36.62mm" fo:break-before="auto" style:use-optimal-row-height="false"/>
    </style:style>
    <style:style style:name="ro35" style:family="table-row">
      <style:table-row-properties style:row-height="34.47mm" fo:break-before="auto" style:use-optimal-row-height="false"/>
    </style:style>
    <style:style style:name="ro36" style:family="table-row">
      <style:table-row-properties style:row-height="73.25mm" fo:break-before="auto" style:use-optimal-row-height="false"/>
    </style:style>
    <style:style style:name="ro37" style:family="table-row">
      <style:table-row-properties style:row-height="12.96mm" fo:break-before="auto" style:use-optimal-row-height="false"/>
    </style:style>
    <style:style style:name="ro38" style:family="table-row">
      <style:table-row-properties style:row-height="21.55mm" fo:break-before="auto" style:use-optimal-row-height="false"/>
    </style:style>
    <style:style style:name="ro39" style:family="table-row">
      <style:table-row-properties style:row-height="56.97mm" fo:break-before="auto" style:use-optimal-row-height="false"/>
    </style:style>
    <style:style style:name="ro40" style:family="table-row">
      <style:table-row-properties style:row-height="30.92mm" fo:break-before="auto" style:use-optimal-row-height="false"/>
    </style:style>
    <style:style style:name="ro41" style:family="table-row">
      <style:table-row-properties style:row-height="16.65mm" fo:break-before="auto" style:use-optimal-row-height="false"/>
    </style:style>
    <style:style style:name="ro42" style:family="table-row">
      <style:table-row-properties style:row-height="17.18mm" fo:break-before="auto" style:use-optimal-row-height="false"/>
    </style:style>
    <style:style style:name="ro43" style:family="table-row">
      <style:table-row-properties style:row-height="65mm" fo:break-before="auto" style:use-optimal-row-height="false"/>
    </style:style>
    <style:style style:name="ro44" style:family="table-row">
      <style:table-row-properties style:row-height="4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style:vertical-align="middle"/>
      <style:text-properties style:font-name="Verdana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Verdana"/>
    </style:style>
    <style:style style:name="ce5" style:family="table-cell" style:parent-style-name="Default">
      <style:table-cell-properties style:vertical-align="middle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Verdana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2pt" style:font-size-asian="12pt" style:font-size-complex="12pt"/>
    </style:style>
    <style:style style:name="ce8" style:family="table-cell" style:parent-style-name="Default"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 fo:font-weight="bold" style:font-weight-asian="bold" style:font-weight-complex="bold"/>
    </style:style>
    <style:style style:name="ce13" style:family="table-cell" style:parent-style-name="Default" style:data-style-name="N100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/>
    </style:style>
    <style:style style:name="ce14" style:family="table-cell" style:parent-style-name="Default" style:data-style-name="N36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/>
    </style:style>
    <style:style style:name="ce15" style:family="table-cell" style:parent-style-name="Default" style:data-style-name="N36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/>
    </style:style>
    <style:style style:name="ce1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  <style:text-properties style:font-name="Verdana"/>
    </style:style>
    <style:style style:name="ce17" style:family="table-cell" style:parent-style-name="Default"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1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/>
    </style:style>
    <style:style style:name="ce21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weight="normal" style:font-weight-asian="normal" style:font-weight-complex="normal"/>
    </style:style>
    <style:style style:name="ce22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font-name="Verdana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0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mm"/>
      <style:text-properties style:font-name="Verdana" fo:font-size="10pt" style:font-size-asian="10pt" style:font-size-complex="10pt"/>
    </style:style>
    <style:style style:name="ce81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82" style:family="table-cell" style:parent-style-name="Default">
      <style:table-cell-properties fo:background-color="#11d116"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83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mm"/>
      <style:text-properties style:font-name="Verdana"/>
    </style:style>
    <style:style style:name="ce84" style:family="table-cell" style:parent-style-name="Default">
      <style:table-cell-properties fo:background-color="#11d116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  <style:text-properties style:font-name="Verdana" fo:font-size="10pt" style:font-size-asian="10pt" style:font-size-complex="10pt"/>
    </style:style>
    <style:style style:name="ce35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32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style:font-name="Verdana"/>
    </style:style>
    <style:style style:name="ce29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style:font-name="Verdana" fo:font-size="10pt" style:font-size-asian="10pt" style:font-size-complex="10pt"/>
    </style:style>
    <style:style style:name="ce30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36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fo:color="#000000" style:font-name="Verdana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38" style:family="table-cell" style:parent-style-name="Default">
      <style:table-cell-properties fo:background-color="#ccff00" style:text-align-source="fix" style:repeat-content="false" fo:wrap-option="wrap" fo:border="none" style:vertical-align="middle"/>
      <style:paragraph-properties fo:text-align="center" fo:margin-left="0mm"/>
      <style:text-properties style:font-name="Verdana"/>
    </style:style>
    <style:style style:name="ce39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style:font-name="Verdana" fo:font-weight="normal" style:font-weight-asian="normal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Verdana" fo:font-size="10pt" style:font-size-asian="10pt" style:font-size-complex="10pt"/>
    </style:style>
    <style:style style:name="ce31" style:family="table-cell" style:parent-style-name="Default">
      <style:table-cell-properties fo:background-color="#ccff00"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fo:background-color="#ccff00" style:text-align-source="fix" style:repeat-content="false" fo:wrap-option="wrap" style:vertical-align="middle"/>
      <style:paragraph-properties fo:text-align="center" fo:margin-left="0mm"/>
      <style:text-properties style:font-name="Verdana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Verdana"/>
    </style:style>
    <style:style style:name="ce45" style:family="table-cell" style:parent-style-name="Default" style:data-style-name="N84">
      <style:table-cell-properties fo:background-color="#ccff00" style:text-align-source="fix" style:repeat-content="false" fo:wrap-option="wrap" style:vertical-align="middle"/>
      <style:paragraph-properties fo:text-align="center"/>
      <style:text-properties style:font-name="Verdana"/>
    </style:style>
    <style:style style:name="ce46" style:family="table-cell" style:parent-style-name="Default">
      <style:table-cell-properties fo:border="none"/>
      <style:text-properties style:font-name="Verdana"/>
    </style:style>
    <style:style style:name="ce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Verdana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ff"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80099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color="#2323dc" fo:font-weight="bold" style:font-weight-asian="bold" style:font-weight-complex="bold"/>
    </style:style>
    <style:style style:name="T7" style:family="text">
      <style:text-properties fo:font-weight="bold" style:font-weight-asian="bold" style:font-weight-complex="bold" fo:color="#000080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 fo:color="#000080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font-weight="bold" style:font-weight-asian="bold" style:font-weight-complex="bold" fo:color="#3333ff"/>
    </style:style>
    <style:style style:name="T17" style:family="text">
      <style:text-properties fo:font-weight="normal" style:font-weight-asian="normal" style:font-weight-complex="normal" fo:color="#000000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color="#0000ff"/>
    </style:style>
    <style:style style:name="T20" style:family="text">
      <style:text-properties fo:color="#ff0000"/>
    </style:style>
  </office:automatic-styles>
  <office:body>
    <office:spreadsheet>
      <table:table table:name="BB + BE (Kommunalebene)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Einführung und Reformen der direkten Demokratie auf kommunaler Ebene Gemeindeordnungen deutscher Bundesländer</text:p>
          </table:table-cell>
          <table:table-cell table:style-name="ce2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Kernelemente: Themen, Unterschriftenquorum, Frist für BB sowie Abstimmungsquorum für BE</text:p>
          </table:table-cell>
          <table:table-cell table:style-name="ce2" table:number-columns-repeated="4"/>
          <table:table-cell table:style-name="ce6" office:value-type="string" calcext:value-type="string">
            <text:p>sowie einige wenige Elemente (Kostendeckungsvorschlag)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Stand: 2.03.2019, erstellt von Frank Rehmet, Mehr Demokratie e.V. genannte Datumsangaben: in Krafttreten der Reform</text:p>
          </table:table-cell>
          <table:table-cell table:style-name="ce2" table:number-columns-repeated="1022"/>
        </table:table-row>
        <table:table-row table:style-name="ro3">
          <table:table-cell/>
          <table:table-cell table:style-name="ce7" office:value-type="string" calcext:value-type="string">
            <text:p>Grüne Hintegrund = vollständig</text:p>
          </table:table-cell>
          <table:table-cell table:style-name="ce7" office:value-type="string" calcext:value-type="string">
            <text:p>Hinweis:  <text:span text:style-name="T4">blaue Schrift: derzeit geltende Regelung</text:span>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3"/>
          <table:table-cell table:style-name="ce9" office:value-type="string" calcext:value-type="string">
            <text:p>Bundesland</text:p>
          </table:table-cell>
          <table:table-cell table:style-name="ce9" office:value-type="string" calcext:value-type="string">
            <text:p>BB und BE eingeführt/in Kraft seit</text:p>
          </table:table-cell>
          <table:table-cell table:style-name="ce9" office:value-type="string" calcext:value-type="string">
            <text:p>Reform Themen (Datum jeweils in Kraft)</text:p>
          </table:table-cell>
          <table:table-cell table:style-name="ce9" office:value-type="string" calcext:value-type="string">
            <text:p>Reform Bürgerbegehren: 1. Unterschriftenquorum</text:p>
          </table:table-cell>
          <table:table-cell table:style-name="ce9" office:value-type="string" calcext:value-type="string">
            <text:p>Reform Bürgerbegehren: 2. Frist für Korrekturbegehren</text:p>
          </table:table-cell>
          <table:table-cell table:style-name="ce9" office:value-type="string" calcext:value-type="string">
            <text:p>Reform Bürgerentscheid (Abstimmungsquorum)</text:p>
          </table:table-cell>
          <table:table-cell table:style-name="ce23"/>
          <table:table-cell table:style-name="ce23" office:value-type="string" calcext:value-type="string">
            <text:p>Sonstige Reformen (Software) = vor allem Kostendeckungsvorschlag</text:p>
          </table:table-cell>
          <table:table-cell table:style-name="ce23" office:value-type="string" calcext:value-type="string">
            <text:p>Anmerkungen</text:p>
          </table:table-cell>
          <table:table-cell table:style-name="ce3" table:number-columns-repeated="1014"/>
        </table:table-row>
        <table:table-row table:style-name="ro5">
          <table:table-cell table:style-name="ce3"/>
          <table:table-cell table:style-name="ce10" office:value-type="string" calcext:value-type="string">
            <text:p>Baden-Württemberg</text:p>
          </table:table-cell>
          <table:table-cell table:style-name="ce13" office:value-type="date" office:date-value="1956-04-01" calcext:value-type="date">
            <text:p>01.04.1956</text:p>
          </table:table-cell>
          <table:table-cell table:style-name="ce18" office:value-type="string" calcext:value-type="string">
            <text:p>Vor 2005: restriktiver Positivkatalog, 06.08.2005: Abschaffung Positivkatalog, Einführung Negativkatalog. Reform 1.12.2015:<text:span text:style-name="T6"> </text:span><text:span text:style-name="T7">BLP: verfahrenseinleitende Beschlüsse zulässig</text:span></text:p>
          </table:table-cell>
          <table:table-cell table:style-name="ce18" office:value-type="string" calcext:value-type="string">
            <text:p>XX.12.1975: Senkung von 8-25 % auf 6-15 %; Reform 8.11.1999: 10 % ohne Staffelung, Reform 6.08.2005: 5-10 %, Reform 1.12.2015: (<text:span text:style-name="T4">7 %, max. 20.000 = 4,5-7 %</text:span></text:p>
          </table:table-cell>
          <table:table-cell table:style-name="ce18" office:value-type="string" calcext:value-type="string">
            <text:p>6.8.2005: Verlängerung Frist bei Korr. Von 4 auf 6 Wochen, 1.12.2015: Verlängerung auf<text:span text:style-name="T13"> </text:span><text:span text:style-name="T7">3 Monate</text:span></text:p>
          </table:table-cell>
          <table:table-cell table:style-name="ce18" office:value-type="string" calcext:value-type="string">
            <text:p>XX.12.1975: Änderung von 50 %-Beteiligungsquorum auf 30 %-Zustimmungsquorum, 6.08.2005: Senkung 30 %-ZQ auf 25 %-ZQ, 1.12.2015: Senkung auf <text:span text:style-name="T4">20 %-Zustimmungsquorum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6">
          <table:table-cell table:style-name="ce3"/>
          <table:table-cell table:style-name="ce10" office:value-type="string" calcext:value-type="string">
            <text:p>Bayern</text:p>
          </table:table-cell>
          <table:table-cell table:style-name="ce14" office:value-type="string" calcext:value-type="string">
            <text:p>Beschluss am 1.10.1995, in Kraft seit 01.11.1995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3-10 %</text:span></text:p>
          </table:table-cell>
          <table:table-cell table:style-name="ce18" office:value-type="string" calcext:value-type="string">
            <text:p>keine Reformen, gültig:<text:span text:style-name="T4"> keine Frist</text:span></text:p>
          </table:table-cell>
          <table:table-cell table:style-name="ce18" office:value-type="string" calcext:value-type="string">
            <text:p>1.04.1999: Einführung <text:span text:style-name="T4">Zustimmungsquorum 10-20 %</text:span>, vorher: kein Quorum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7">
          <table:table-cell table:style-name="ce3"/>
          <table:table-cell table:style-name="ce10" office:value-type="string" calcext:value-type="string">
            <text:p>Berlin</text:p>
          </table:table-cell>
          <table:table-cell table:style-name="ce13" office:value-type="date" office:date-value="2005-07-17" calcext:value-type="date">
            <text:p>17.07.2005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3 %</text:span></text:p>
          </table:table-cell>
          <table:table-cell table:style-name="ce18" office:value-type="string" calcext:value-type="string">
            <text:p>keine Reformen, gültig:<text:span text:style-name="T4"> 6 Monate</text:span></text:p>
          </table:table-cell>
          <table:table-cell table:style-name="ce14" office:value-type="string" calcext:value-type="string">
            <text:p>17.02.2011: Änderung Beteiligungsquorum 15 % in <text:span text:style-name="T4">10 %-Zustimmungsquorum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8">
          <table:table-cell table:style-name="ce3"/>
          <table:table-cell table:style-name="ce10" office:value-type="string" calcext:value-type="string">
            <text:p>Brandenburg</text:p>
          </table:table-cell>
          <table:table-cell table:style-name="ce14" office:value-type="string" calcext:value-type="string">
            <text:p>Beschluss 29.09.1993, in Kraft seit 05.12.1993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: <text:span text:style-name="T4">10 %</text:span></text:p>
          </table:table-cell>
          <table:table-cell table:style-name="ce18" office:value-type="string" calcext:value-type="string">
            <text:p>XX.12.2007: Verlängerung Frist von 6 Wochen auf <text:span text:style-name="T4">8 Wochen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/>
          <table:table-cell table:style-name="ce23" office:value-type="string" calcext:value-type="string">
            <text:p>Reform 2018: Ersetzung Kostendeckungsvorschlag durch amtliche Kostenschätzung; Zulässigkeit künftig durch Kommunalaufsicht entschieden</text:p>
          </table:table-cell>
          <table:table-cell table:style-name="ce23"/>
          <table:table-cell table:style-name="ce3" table:number-columns-repeated="1014"/>
        </table:table-row>
        <table:table-row table:style-name="ro9">
          <table:table-cell table:style-name="ce3"/>
          <table:table-cell table:style-name="ce11" office:value-type="string" calcext:value-type="string">
            <text:p>Stadt Bremen <text:span text:style-name="T2">(jüngste Reform 2013)</text:span></text:p>
          </table:table-cell>
          <table:table-cell table:style-name="ce15" office:value-type="string" calcext:value-type="string">
            <text:p>Beschluss am 16.10.1994, in Kraft seit <text:span text:style-name="T5">01</text:span>.11.1994</text:p>
          </table:table-cell>
          <table:table-cell table:style-name="ce10" office:value-type="string" calcext:value-type="string">
            <text:p><text:span text:style-name="T3">Vor 2009: Finanztabu,</text:span> <text:span text:style-name="T3">27.08.2009: </text:span><text:span text:style-name="T8">Wegfall des Finanztabus </text:span></text:p>
          </table:table-cell>
          <table:table-cell table:style-name="ce18" office:value-type="string" calcext:value-type="string">
            <text:p>Reform 27.08.2009: Senkung von 10 % auf <text:span text:style-name="T9">5 %</text:span></text:p>
          </table:table-cell>
          <table:table-cell table:style-name="ce21" office:value-type="string" calcext:value-type="string">
            <text:p><text:span text:style-name="T5">27.02.1996: Verlängerung Sammlungsfrist von 9 Tagen auf </text:span><text:span text:style-name="T9">3 Monate</text:span></text:p>
          </table:table-cell>
          <table:table-cell table:style-name="ce22" office:value-type="string" calcext:value-type="string">
            <text:p><text:span text:style-name="T5">9.10.1997:</text:span> Änderung von 50 %-Beteiligungsquorum auf 25 %-Zustimmungsquorum, 27.08.2009: Senkung 25 % auf 20 %-Zustimmungsquorum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0">
          <table:table-cell table:style-name="ce3"/>
          <table:table-cell table:style-name="ce11" office:value-type="string" calcext:value-type="string">
            <text:p>Stadt Bremerhaven <text:span text:style-name="T2">(jüngste Reform, 2013, 2015)</text:span></text:p>
          </table:table-cell>
          <table:table-cell table:style-name="ce15" office:value-type="string" calcext:value-type="string">
            <text:p>Beschluss am XX.XX.1995, in Kraft seit <text:span text:style-name="T5">01.07.1995</text:span></text:p>
          </table:table-cell>
          <table:table-cell table:style-name="ce18" office:value-type="string" calcext:value-type="string">
            <text:p>07.2012: Abschaffung Positivkatalog, Erweiterung Themen</text:p>
          </table:table-cell>
          <table:table-cell table:style-name="ce18" office:value-type="string" calcext:value-type="string">
            <text:p>07.2012: Senkung von 10 % auf 7,5 %, 8.6.2015: Senkung auf <text:span text:style-name="T9">5 %</text:span></text:p>
          </table:table-cell>
          <table:table-cell table:style-name="ce18" office:value-type="string" calcext:value-type="string">
            <text:p>8.6.2015: Verlängerung Frist Korr. Begehren von 2 auf <text:span text:style-name="T9">3 Monate</text:span></text:p>
          </table:table-cell>
          <table:table-cell table:style-name="ce18" office:value-type="string" calcext:value-type="string">
            <text:p>07.2012: Senkung von 25 %-ZQ auf <text:span text:style-name="T4">20 %-Zustimmungsquorum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1">
          <table:table-cell table:style-name="ce3"/>
          <table:table-cell table:style-name="ce10" office:value-type="string" calcext:value-type="string">
            <text:p>Hamburg</text:p>
          </table:table-cell>
          <table:table-cell table:style-name="ce14" office:value-type="string" calcext:value-type="string">
            <text:p>Beschluss am 27.09.1998, in Kraft seit 1.10.1998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 <text:span text:style-name="T4">2-3 %</text:span></text:p>
          </table:table-cell>
          <table:table-cell table:style-name="ce18" office:value-type="string" calcext:value-type="string">
            <text:p>keine Reformen, gültig:<text:span text:style-name="T4"> Ini: 6 Monate</text:span></text:p>
          </table:table-cell>
          <table:table-cell table:style-name="ce18" office:value-type="string" calcext:value-type="string">
            <text:p>keine Reformen, gültig: Kein <text:span text:style-name="T4">Zustimmungsquorum auf Bezirksebene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2">
          <table:table-cell table:style-name="ce3"/>
          <table:table-cell table:style-name="ce10" office:value-type="string" calcext:value-type="string">
            <text:p>Hessen</text:p>
          </table:table-cell>
          <table:table-cell table:style-name="ce14" office:value-type="string" calcext:value-type="string">
            <text:p>Neue GO vom 20.05.1992, in Kraft seit 01.04.1993</text:p>
          </table:table-cell>
          <table:table-cell table:style-name="ce19" office:value-type="string" calcext:value-type="string">
            <text:p>1993-2011: Bauleitplanung vollständig zulässig, Reform (in Kraft seit 1.1.2012):<text:span text:style-name="T9"> Einschränkung Bauleitplanung: nur Aufstellungsbeschluss zulässig</text:span> </text:p>
          </table:table-cell>
          <table:table-cell table:style-name="ce18" office:value-type="string" calcext:value-type="string">
            <text:p>1.1.2012: Senkung von 10 % auf <text:span text:style-name="T9">3-10 %</text:span></text:p>
          </table:table-cell>
          <table:table-cell table:style-name="ce18" office:value-type="string" calcext:value-type="string">
            <text:p>1.1.2012: Verlängerung von 6 Wochen auf <text:span text:style-name="T9">8 Wochen</text:span></text:p>
          </table:table-cell>
          <table:table-cell table:style-name="ce18" office:value-type="string" calcext:value-type="string">
            <text:p>Reform 1.1.2012: keine Veränderungen 25 % ZQ;   Reform 1.1.2016: 25 %-Zustimmungsquorum wird gesenkt auf <text:span text:style-name="T9">nach Gem.größe gestaffeltes ZQ: bis 50.000: 20 %, 50-100T: 15 %, &gt;100T: 10 %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3">
          <table:table-cell table:style-name="ce3"/>
          <table:table-cell table:style-name="ce10" office:value-type="string" calcext:value-type="string">
            <text:p>Mecklenburg-Vorpommern</text:p>
          </table:table-cell>
          <table:table-cell table:style-name="ce14" office:value-type="string" calcext:value-type="string">
            <text:p>Neue GO vom 18.02.1994, in Kraft seit 12.06.1994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keine Reformen, gültig <text:span text:style-name="T4">2,5-10 %</text:span></text:p>
          </table:table-cell>
          <table:table-cell table:style-name="ce18" office:value-type="string" calcext:value-type="string">
            <text:p>keine Reformen, gültig <text:span text:style-name="T4">6 Wochen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4">
          <table:table-cell table:style-name="ce3"/>
          <table:table-cell table:style-name="ce10" office:value-type="string" calcext:value-type="string">
            <text:p>Niedersachsen</text:p>
            <text:p> <text:span text:style-name="T3">(jüngste Reform Okt. 2016, trat am 1.11.2016 in Kraft)</text:span></text:p>
          </table:table-cell>
          <table:table-cell table:style-name="ce14" office:value-type="string" calcext:value-type="string">
            <text:p>Beschluss vom 22.08.1996, in Kraft seit 1.11.1996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Vor 2016: 10 %. Reform 26.10.2016 und in Kraft seit 1.11.206 und gültig: keine Reformen, gültig: <text:span text:style-name="T4">gestaffelt nach Gemeindegröße 5-10 %</text:span></text:p>
          </table:table-cell>
          <table:table-cell table:style-name="ce18" office:value-type="string" calcext:value-type="string">
            <text:p>keine Reformen, gültig <text:span text:style-name="T4">3-6 Monate Wochen</text:span></text:p>
          </table:table-cell>
          <table:table-cell table:style-name="ce18" office:value-type="string" calcext:value-type="string">
            <text:p>Vor 2016: 25 %-ZQ, 26.10.2016, in Kraft seit 1.11.2016 und gültig: <text:span text:style-name="T4">20 %-Zustimmungsquorum</text:span></text:p>
          </table:table-cell>
          <table:table-cell table:style-name="ce23"/>
          <table:table-cell table:style-name="ce23" office:value-type="string" calcext:value-type="string">
            <text:p>Reform 2018: Wegfall Kostendeckungsvorschlag, Vorprüfung Zulässigkeit VOR Unterschriftensammlung sowie Beratungspflicht</text:p>
          </table:table-cell>
          <table:table-cell table:style-name="ce23"/>
          <table:table-cell table:style-name="ce3" table:number-columns-repeated="1014"/>
        </table:table-row>
        <table:table-row table:style-name="ro15">
          <table:table-cell table:style-name="ce3"/>
          <table:table-cell table:style-name="ce10" office:value-type="string" calcext:value-type="string">
            <text:p>Nordrhein-Westfalen</text:p>
          </table:table-cell>
          <table:table-cell table:style-name="ce14" office:value-type="string" calcext:value-type="string">
            <text:p>Neue GO vom 14.07.1994, in Kraft seit 17.10.1994</text:p>
          </table:table-cell>
          <table:table-cell table:style-name="ce18" office:value-type="string" calcext:value-type="string">
            <text:p>Reform 2011 (verabsch. 13.12.2011, in Kraft am 20.12.2011): Erweiterung Bauleitplanung um einleitende Verfahren </text:p>
          </table:table-cell>
          <table:table-cell table:style-name="ce18" office:value-type="string" calcext:value-type="string">
            <text:p>1994 bis 2000: 10 %, Reform 28.03.2000 und nun gültig: <text:span text:style-name="T9">gestaffelt nach Gemgröße 3-10 %</text:span></text:p>
          </table:table-cell>
          <table:table-cell table:style-name="ce18" office:value-type="string" calcext:value-type="string">
            <text:p>keine Reformen, derzeit gültig: <text:span text:style-name="T9">6 Wochen bzw. 3 Monate bei Beschlüssen, die nicht der Bekanntmachung bedürfen</text:span></text:p>
          </table:table-cell>
          <table:table-cell table:style-name="ce14" office:value-type="string" calcext:value-type="string">
            <text:p>28.03.2000: Senkung von 25 %-ZQ auf 20 %-Zustimmungsquorum, Reform 20.12.2011: Staffelung nach Gemeindegröße <text:span text:style-name="T4">10-20 %-Zustimmungsquorum</text:span></text:p>
          </table:table-cell>
          <table:table-cell table:style-name="ce23"/>
          <table:table-cell table:style-name="ce23" office:value-type="string" calcext:value-type="string">
            <text:p>Reform 2011: Ersetzung Kostendeckungsvorschlag durch amtliche Kostenschätzung; Vorprüfung Zulässigkeit VOR Unterschriftensammlung</text:p>
          </table:table-cell>
          <table:table-cell table:style-name="ce23"/>
          <table:table-cell table:style-name="ce3" table:number-columns-repeated="1014"/>
        </table:table-row>
        <table:table-row table:style-name="ro16">
          <table:table-cell table:style-name="ce3"/>
          <table:table-cell table:style-name="ce10" office:value-type="string" calcext:value-type="string">
            <text:p>Rheinland-Pfalz<text:span text:style-name="T3"> (jüngste Reform 2016, verabsch. 17.12D 2015, trat am 1.7.2016 in Kraft)</text:span></text:p>
          </table:table-cell>
          <table:table-cell table:style-name="ce14" office:value-type="string" calcext:value-type="string">
            <text:p>Beschluss 15.10.1993, in Kraft seit 31.01.1994</text:p>
          </table:table-cell>
          <table:table-cell table:style-name="ce18" office:value-type="string" calcext:value-type="string">
            <text:p>5.10.2010: Abschaffung Positivkatalog, Einführung Negativkatalog inkl. Bauleitplanung</text:p>
          </table:table-cell>
          <table:table-cell table:style-name="ce18" office:value-type="string" calcext:value-type="string">
            <text:p><text:span text:style-name="T11">Reform 5.10.2010: Senkung von 9-15 % auf 6-10 % (absolute Zahlen</text:span><text:span text:style-name="T3">), Reform 1.7.2016: Senkung auf</text:span><text:span text:style-name="T12"> </text:span><text:span text:style-name="T9">5-9 % (gestaffelt nach Gem.größe)</text:span></text:p>
          </table:table-cell>
          <table:table-cell table:style-name="ce18" office:value-type="string" calcext:value-type="string">
            <text:p>5.10.2010: Verlängerung Frist von 2 Monaten auf <text:span text:style-name="T4">4 Monate</text:span></text:p>
          </table:table-cell>
          <table:table-cell table:style-name="ce18" office:value-type="string" calcext:value-type="string">
            <text:p><text:span text:style-name="T11">5.10.2010: Senkung ZQ von 30 % auf 20 %-Zustimmungsquorum,  Reform 1.7.2016: Senkung auf </text:span><text:span text:style-name="T9">15 %-Zustimmungsquorum</text:span></text:p>
          </table:table-cell>
          <table:table-cell table:style-name="ce23"/>
          <table:table-cell table:style-name="ce23" office:value-type="string" calcext:value-type="string">
            <text:p>Reform 2016: Wegfall Kostendeckungsvorschlag, statt dessen Einführung Kostenschätzung durch Kommune vor dem Bürgerentscheid (!)</text:p>
          </table:table-cell>
          <table:table-cell table:style-name="ce23"/>
          <table:table-cell table:style-name="ce3" table:number-columns-repeated="1014"/>
        </table:table-row>
        <table:table-row table:style-name="ro17">
          <table:table-cell table:style-name="ce4"/>
          <table:table-cell table:style-name="ce12" office:value-type="string" calcext:value-type="string">
            <text:p>Saarland</text:p>
          </table:table-cell>
          <table:table-cell table:style-name="ce13" office:value-type="date" office:date-value="1997-06-27" calcext:value-type="date">
            <text:p>27.06.1997</text:p>
          </table:table-cell>
          <table:table-cell table:style-name="ce20" office:value-type="string" calcext:value-type="string">
            <text:p>Weit reichender Negativkatalog (keine Reformen)</text:p>
          </table:table-cell>
          <table:table-cell table:style-name="ce18" office:value-type="string" calcext:value-type="string">
            <text:p>keine Reformen, gültig:<text:span text:style-name="T4"> 5-15 %</text:span></text:p>
          </table:table-cell>
          <table:table-cell table:style-name="ce18" office:value-type="string" calcext:value-type="string">
            <text:p>keine Reformen, gültig:<text:span text:style-name="T4"> Ini: 6 Monate, Korr: 2 Monate</text:span></text:p>
          </table:table-cell>
          <table:table-cell table:style-name="ce18" office:value-type="string" calcext:value-type="string">
            <text:p>keine Reformen, gültig: 30<text:span text:style-name="T4"> %-Zustimmungsquorum</text:span></text:p>
          </table:table-cell>
          <table:table-cell table:style-name="ce24" table:number-columns-repeated="2"/>
          <table:table-cell table:style-name="ce23"/>
          <table:table-cell table:style-name="ce4" table:number-columns-repeated="1014"/>
        </table:table-row>
        <table:table-row table:style-name="ro18">
          <table:table-cell table:style-name="ce3"/>
          <table:table-cell table:style-name="ce10" office:value-type="string" calcext:value-type="string">
            <text:p>Sachsen</text:p>
          </table:table-cell>
          <table:table-cell table:style-name="ce14" office:value-type="string" calcext:value-type="string">
            <text:p>Beschluss vom 18.03.1993, in Kraft seit 12.6.1994 (2. Kommunalwahl)</text:p>
          </table:table-cell>
          <table:table-cell table:style-name="ce18" office:value-type="string" calcext:value-type="string">
            <text:p>keine Reformen</text:p>
          </table:table-cell>
          <table:table-cell table:style-name="ce18" office:value-type="string" calcext:value-type="string">
            <text:p>Reform 27.11.2013: Senkung von 5-15 % auf <text:span text:style-name="T4">5-10 %</text:span></text:p>
          </table:table-cell>
          <table:table-cell table:style-name="ce18" office:value-type="string" calcext:value-type="string">
            <text:p>Reform 27.11.2013: Verlängerung Frist von 2 Monaten auf <text:span text:style-name="T4">3 Monate</text:span></text:p>
          </table:table-cell>
          <table:table-cell table:style-name="ce18" office:value-type="string" calcext:value-type="string">
            <text:p>keine Reformen, gültig: <text:span text:style-name="T4">25 %-Zustimmungsquorum</text:span></text:p>
          </table:table-cell>
          <table:table-cell table:style-name="ce23" table:number-columns-repeated="3"/>
          <table:table-cell table:style-name="ce3" table:number-columns-repeated="1014"/>
        </table:table-row>
        <table:table-row table:style-name="ro19">
          <table:table-cell table:style-name="ce3"/>
          <table:table-cell table:style-name="ce10" office:value-type="string" calcext:value-type="string">
            <text:p>Sachsen-Anhalt</text:p>
            <text:p><text:span text:style-name="T3">(jüngste Reform 06-2018)</text:span></text:p>
          </table:table-cell>
          <table:table-cell table:style-name="ce14" office:value-type="string" calcext:value-type="string">
            <text:p>Neue GO vom 5.10.1993, in Kraft seit 12.6.1994 (2. Kommunalwahl)</text:p>
          </table:table-cell>
          <table:table-cell table:style-name="ce18" office:value-type="string" calcext:value-type="string">
            <text:p>Reform 06-2018: Senkung ZQ auf 20 %.</text:p>
            <text:p>Reform 1.07.2014: Abschaffung Positivkatalog, Einführung (weit reichender) Negativkatalog</text:p>
          </table:table-cell>
          <table:table-cell table:style-name="ce18" office:value-type="string" calcext:value-type="string">
            <text:p>Reform 1.07.2014: Senkung von 6-15 % auf <text:span text:style-name="T4">4,5-10 %</text:span></text:p>
          </table:table-cell>
          <table:table-cell table:style-name="ce18" office:value-type="string" calcext:value-type="string">
            <text:p>Reform 1.07.2014: Verlängerung von 6 auf <text:span text:style-name="T9">8 Wochen</text:span></text:p>
          </table:table-cell>
          <table:table-cell table:style-name="ce14" office:value-type="string" calcext:value-type="string">
            <text:p>06-2018: Senkung auf <text:span text:style-name="T4">25 %-Zustimmungsquorum </text:span>Reform 1997: Senkung 30 %-ZQ auf 25 %-ZQ</text:p>
          </table:table-cell>
          <table:table-cell table:style-name="ce23"/>
          <table:table-cell table:style-name="ce23" office:value-type="string" calcext:value-type="string">
            <text:p>Reform 2018: Ersetzung Kostendeckungsvorschlag durch amtliche Kostenschätzung</text:p>
          </table:table-cell>
          <table:table-cell table:style-name="ce23"/>
          <table:table-cell table:style-name="ce3" table:number-columns-repeated="1014"/>
        </table:table-row>
        <table:table-row table:style-name="ro20">
          <table:table-cell table:style-name="ce3"/>
          <table:table-cell table:style-name="ce10" office:value-type="string" calcext:value-type="string">
            <text:p>Schleswig-Holstein</text:p>
          </table:table-cell>
          <table:table-cell table:style-name="ce14" office:value-type="string" calcext:value-type="string">
            <text:p>In Kraft seit 2.04.1990</text:p>
          </table:table-cell>
          <table:table-cell table:style-name="ce18" office:value-type="string" calcext:value-type="string">
            <text:p>Vor 2013: restriktiv, BLP unzulässig, Jüngste Reform (in Kraft zum 1.3.2013): Erweiterung Bauleitplanung (Aufstellungsbeschluss zulässig)</text:p>
          </table:table-cell>
          <table:table-cell table:style-name="ce18" office:value-type="string" calcext:value-type="string">
            <text:p>Vor 2013: 10 %, Reform 1.03.2013: Senkung von 10 % auf <text:span text:style-name="T9">4-10 %</text:span></text:p>
          </table:table-cell>
          <table:table-cell table:style-name="ce19" office:value-type="string" calcext:value-type="string">
            <text:p>ursprünglich: 4 Wochen, Reform 1.04.2003: Verlängerung von 4 auf 6 Wochen, Reform 1.03.2013:<text:span text:style-name="T9"> keine Frist für Korrekturbegehren, 6 Monate reine Sammelfrist nach Anmeldung</text:span></text:p>
          </table:table-cell>
          <table:table-cell table:style-name="ce14" office:value-type="string" calcext:value-type="string">
            <text:p>ursprünglich: 25 %-Zustimmungsquorum, Reform 01.04.2003: Senkung von 25 %-ZQ auf 20 %-Zustimmungsquorum, 1.03.2013: Einführung Staffelung nach Gemeindegröße: <text:span text:style-name="T4">8-20 %-Zustimmungsquorum</text:span></text:p>
          </table:table-cell>
          <table:table-cell table:style-name="ce23"/>
          <table:table-cell table:style-name="ce23" office:value-type="string" calcext:value-type="string">
            <text:p>Reform 2013: Ersetzung Kostendeckungsvorschlag durch amtliche Kostenschätzung; Beratung bei Kommunalaufsicht möglich</text:p>
          </table:table-cell>
          <table:table-cell table:style-name="ce23"/>
          <table:table-cell table:style-name="ce3" table:number-columns-repeated="1014"/>
        </table:table-row>
        <table:table-row table:style-name="ro21">
          <table:table-cell table:style-name="ce3"/>
          <table:table-cell table:style-name="ce11" office:value-type="string" calcext:value-type="string">
            <text:p>Thüringen <text:span text:style-name="T2">(jüngste Reform 2016)</text:span></text:p>
          </table:table-cell>
          <table:table-cell table:style-name="ce14" office:value-type="string" calcext:value-type="string">
            <text:p>Beschluss vom 18.02.1994, in Kraft seit 12.6.1994 (Kommunalwahl)</text:p>
          </table:table-cell>
          <table:table-cell table:style-name="ce18" office:value-type="string" calcext:value-type="string">
            <text:p>Vor Reform: weit reichender Negativkatalog, Reform 3.04.2009:<text:span text:style-name="T10"> </text:span><text:span text:style-name="T7">geringerr Negativkatalog (Bauleitplanung nun komplett zulässig)</text:span></text:p>
          </table:table-cell>
          <table:table-cell table:style-name="ce14" office:value-type="string" calcext:value-type="string">
            <text:p>18.12.2002: Senkung von 20 % auf 13-17 %; 03.04.2009: Senkung von 13-17 % auf <text:span text:style-name="T9">3-10 %</text:span></text:p>
          </table:table-cell>
          <table:table-cell table:style-name="ce21" office:value-type="string" calcext:value-type="string">
            <office:annotation draw:style-name="gr1" draw:text-style-name="P2" svg:width="28.99mm" svg:height="9.91mm" svg:x="399.96mm" svg:y="464.16mm" draw:caption-point-x="-6.1mm" draw:caption-point-y="15.1mm">
              <dc:creator>HF</dc:creator>
              <dc:date>2019-08-23T00:00:00</dc:date>
              <text:p text:style-name="P1"><text:span text:style-name="T1">Deppe 2002, S. 8</text:span></text:p>
            </office:annotation>
            <text:p>1994-2002: 4 Wochen bzw. <text:span text:style-name="T5">1 Monat</text:span> 2002-Reform 2009: 8 Wochen, Reform 3.04.2009 und derzeit gültig:<text:span text:style-name="T9"> 4 Monate bei freier Sammlung</text:span></text:p>
          </table:table-cell>
          <table:table-cell table:style-name="ce14" office:value-type="string" calcext:value-type="string">
            <text:p>18.12.2002: Senkung von 25 %-ZQ auf 20-25 %-Zustimmungsquorum; Reform 03.04.2009: Senkung auf <text:span text:style-name="T4">10-20 %-Zustimmungsquorum</text:span></text:p>
          </table:table-cell>
          <table:table-cell table:style-name="ce23"/>
          <table:table-cell table:style-name="ce23" office:value-type="string" calcext:value-type="string">
            <text:p>Reformen 2016: Diverse, u.a. Stichfrage im BE, Aufhebung Koppelungsverbot BE und Wahlen, erhöhter Bestandsschutz von BE, BB auch in Ortsteilen und Ortschaften möglich, geringe Kostenerstattung in Städten &gt;10.000 Einw.</text:p>
          </table:table-cell>
          <table:table-cell table:style-name="ce23"/>
          <table:table-cell table:style-name="ce3" table:number-columns-repeated="1014"/>
        </table:table-row>
        <table:table-row table:style-name="ro22">
          <table:table-cell table:style-name="ce3" table:number-columns-repeated="2"/>
          <table:table-cell table:style-name="ce16"/>
          <table:table-cell table:style-name="ce3" table:number-columns-repeated="1021"/>
        </table:table-row>
        <table:table-row table:style-name="ro23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4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5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6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7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8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29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0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1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2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3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4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5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6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7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8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39" table:number-rows-repeated="2">
          <table:table-cell table:style-name="ce3"/>
          <table:table-cell table:style-name="Default" table:number-columns-repeated="10"/>
          <table:table-cell table:style-name="ce3" table:number-columns-repeated="1013"/>
        </table:table-row>
        <table:table-row table:style-name="ro16">
          <table:table-cell table:style-name="ce3" table:number-columns-repeated="1024"/>
        </table:table-row>
        <table:table-row table:style-name="ro40">
          <table:table-cell table:style-name="ce3" table:number-columns-repeated="1024"/>
        </table:table-row>
        <table:table-row table:style-name="ro16" table:number-rows-repeated="24">
          <table:table-cell table:style-name="ce3" table:number-columns-repeated="1024"/>
        </table:table-row>
        <table:table-row table:style-name="ro16" table:number-rows-repeated="1048506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VB + VE (Landesebene)" table:style-name="ta1" table:print="false">
        <table:table-column table:style-name="co13" table:default-cell-style-name="ce11"/>
        <table:table-column table:style-name="co13" table:default-cell-style-name="ce81"/>
        <table:table-column table:style-name="co13" table:number-columns-repeated="5" table:default-cell-style-name="ce32"/>
        <table:table-column table:style-name="co13" table:number-columns-repeated="3" table:default-cell-style-name="ce3"/>
        <table:table-column table:style-name="co14" table:default-cell-style-name="Default"/>
        <table:table-row table:style-name="ro41">
          <table:table-cell table:style-name="ce5" office:value-type="string" calcext:value-type="string">
            <text:p>Einführung und Reformen der direkten Demokratie auf Landesebene</text:p>
          </table:table-cell>
          <table:table-cell table:style-name="ce28" table:number-columns-repeated="4"/>
          <table:table-cell table:style-name="ce3" table:number-columns-repeated="2"/>
          <table:table-cell table:number-columns-repeated="4"/>
        </table:table-row>
        <table:table-row table:style-name="ro41">
          <table:table-cell table:style-name="ce5" office:value-type="string" calcext:value-type="string">
            <text:p>Stand: 23.09.2019, erstellt von Hendrik Fiedler, Mehr Demokratie e.V.</text:p>
          </table:table-cell>
          <table:table-cell table:style-name="ce28" table:number-columns-repeated="4"/>
          <table:table-cell table:style-name="ce3" table:number-columns-repeated="2"/>
          <table:table-cell table:number-columns-repeated="4"/>
        </table:table-row>
        <table:table-row table:style-name="ro42">
          <table:table-cell table:style-name="ce25" office:value-type="string" calcext:value-type="string">
            <text:p>Bundesland</text:p>
          </table:table-cell>
          <table:table-cell table:style-name="ce2" office:value-type="string" calcext:value-type="string">
            <text:p>Quellen: Einführung und Finanztabu Kost 2005, Reformen Wissenschaftliche Dienste (Deutscher Bundestag) 2018, Einführung und Reformen Meerkamp 2011, Reformen nach 2011 MD-Volksbegehrensberichte, GVBl und Onlineportale der Länder</text:p>
          </table:table-cell>
          <table:table-cell table:style-name="ce34"/>
          <table:table-cell table:style-name="ce37"/>
          <table:table-cell table:style-name="ce40"/>
          <table:table-cell table:style-name="ce37" table:number-columns-repeated="2"/>
          <table:table-cell table:number-columns-repeated="4"/>
        </table:table-row>
        <table:table-row table:style-name="ro43">
          <table:table-cell table:style-name="ce26" office:value-type="string" calcext:value-type="string">
            <text:p>Baden-Württemberg</text:p>
          </table:table-cell>
          <table:table-cell table:style-name="ce80" office:value-type="string" calcext:value-type="string">
            <text:p>Landesverfassung erlassen am <text:s/>11.11.1953, in Kraft seit 19.11.1953: enthält lediglich VE (kein Initiativrecht), Finanztabu</text:p>
          </table:table-cell>
          <table:table-cell table:style-name="ce35" office:value-type="string" calcext:value-type="string">
            <text:p>Änderung vom 16.05.1974: VB in die Landesverfassung aufgenommen, seit dem <text:span text:style-name="T13">zweistufige</text:span> Volksgesetzgebung, Zulassungsquorum für VB 10.000 Unterschriften, <text:span text:style-name="T13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6,7 %, Sammlungsfrist für VB 14 Tage,<text:span text:style-name="T3"> nur noch amtliche Eintragung für VB möglich;</text:span> Zustimmungsquorum bei einfachem VE 33,3 %, Zustimmungsquorum bei verfassungsändernden VE 50 %</text:p>
          </table:table-cell>
          <table:table-cell table:style-name="ce29" office:value-type="string" calcext:value-type="string">
            <text:p>Bestätigung der geltenden Regelung von Volksgesetzgebungsverfahren durch Gesetz über Volksabstimmung und Volksbegehren (Volksabstimmungsgesetz) vom 27. Februar 1984 </text:p>
          </table:table-cell>
          <table:table-cell table:style-name="ce35" office:value-type="string" calcext:value-type="string">
            <text:p>Änderung der Landesverfassung vom 1.12.2015: Zustimmungsquorum bei einfachen VE von 33,3 % auf 20 % gesenkt; enthält <text:span text:style-name="T13">unechte dreistufige</text:span> Volksgesetzgebung (<text:span text:style-name="T5">Volksinitiative („Volksantrag“) ist vorgesehen, stellt aber keine obligatorische Einleitung eines VB dar</text:span>)</text:p>
          </table:table-cell>
          <table:table-cell table:style-name="ce29" office:value-type="string" calcext:value-type="string">
            <text:p>Neufassung des Volksabstimmungsgesetz (VabstG), gültig seit dem 15.12.2015, neu gefasst am 20.06.2016,<text:span text:style-name="T20"> </text:span><text:span text:style-name="T13">freie Unterschriftensammlung wird zulässig</text:span></text:p>
          </table:table-cell>
          <table:table-cell table:style-name="ce47"/>
          <table:table-cell table:number-columns-repeated="3"/>
        </table:table-row>
        <table:table-row table:style-name="ro43">
          <table:table-cell office:value-type="string" calcext:value-type="string">
            <text:p>Bayern</text:p>
          </table:table-cell>
          <table:table-cell office:value-type="string" calcext:value-type="string">
            <text:p>Landesverfassung verabschiedet am 20.09.1946, Volksentscheid am 1.12.1946, erlassen am 2.12.1946, in Kraft seit 8.12.1946: enthält <text:span text:style-name="T13">zweistufige </text:span>Volksgesetzgebung, Finanztabu, keine verfassungsändernden VE zulässig; Unterschriftenquorum bei VB  10 %;  <text:span text:style-name="T3">Abstimmungsquorum bei einfachen VE einfache Abstimmungsmehrheit (kein Beteiligungs- oder Zustimmungsquorum)</text:span></text:p>
          </table:table-cell>
          <table:table-cell office:value-type="string" calcext:value-type="string">
            <text:p>„Gesetz über Landtagswahl, Volksbegehren und Volksentscheid – Landeswahlgesetz“ (LWG) vom 16.03.1949: Zulassungsquorum für VB 25.000 Unterschriften; Sammlungsfrist nach Zulassung der VB 4 Wochen,<text:span text:style-name="T3"> nur noch amtliche Eintragung für VB möglich</text:span></text:p>
          </table:table-cell>
          <table:table-cell office:value-type="string" calcext:value-type="string">
            <text:p>Des Weiteren: neues Beteiligungsquorum bei einfachen VE wird eingeführt (40 %); <text:span text:style-name="T13">verfassungsändernde VE zulässig,</text:span> Abstimmungsquorum für verfassungsändernden VE 50 % Beteiligungsquorum <text:span text:style-name="T10">+</text:span> 40 % Zustimmungsquorum)</text:p>
          </table:table-cell>
          <table:table-cell office:value-type="string" calcext:value-type="string">
            <text:p>Änderung des LWG vom 29.05.1950: einfaches Abstimmungsquorum für VE (diesmal einfache und verfassungsändernde VE) tritt wieder in Kraft (einfache M<text:span text:style-name="T11">ehrheit der Abstimmenden); </text:span>siehe dazu Urteil des Landesverfassungsgerichts vom 2.12.1949)</text:p>
          </table:table-cell>
          <table:table-cell table:style-name="ce30" office:value-type="string" calcext:value-type="string">
            <text:p>Änderung des LWG am 27.03.1968: Eintragungsfrist für VB wird von vier Wochen auf 14 Tage verkürzt – tritt am 1.04.1968 in Kraft</text:p>
          </table:table-cell>
          <table:table-cell table:style-name="ce45" office:value-type="string" calcext:value-type="string">
            <text:p>Gesetz zur Änderung des Landeswahlgesetzes vom 27.06.2000: neues Zustimmungsquorum (25 %) für verfassungsändernde VE wird eingeführt (siehe dazu Urteil des Bayrischen Verfassungsgerichtshofs vom 17.09.1999) – tritt in Kraft am 1.08.2000</text:p>
          </table:table-cell>
          <table:table-cell table:style-name="ce32" office:value-type="string" calcext:value-type="string">
            <text:p>Die Landeswahlordnung (LWO) wird vom Bayrischen Innenministerium am 16.02.2003 erlassen, tritt in Kraft am 1.03.2003; u.a. gesetzliche Regelung der amtl<text:span text:style-name="T3">ichen Auslegung der Eintragungslisten, weiterhin keine freie Eintragung vorgesehen</text:span></text:p>
          </table:table-cell>
          <table:table-cell table:style-name="Default"/>
          <table:table-cell table:number-columns-repeated="2"/>
        </table:table-row>
        <table:table-row table:style-name="ro43">
          <table:table-cell office:value-type="string" calcext:value-type="string">
            <text:p>Berlin</text:p>
          </table:table-cell>
          <table:table-cell table:style-name="ce80" office:value-type="string" calcext:value-type="string">
            <text:p>Landesverfassung (West-)Berlin erlassen am 1.09.1950, in Kraft seit 1.10.1950: enthält <text:span text:style-name="T13">zweistufige </text:span>Volksgesetzgebung, <text:span text:style-name="T13">verfassungsändernde VE zulässig</text:span>; Formulierung eines Ausführungsgesetzes bleibt aus; Unterschriftenquorum bei VB 20 %,  „Doppelquorum“ für einfache VE: Beteiligungsquorum von 50% oder Zustimmungsquorum von 33,3%, bei verfassungsänderndem VE 50 % Zustimmungsquorum </text:p>
          </table:table-cell>
          <table:table-cell table:style-name="ce29" office:value-type="string" calcext:value-type="string">
            <text:p>.</text:p>
            <text:p>22.11.1974: Berliner Abgeordnetenhaus streicht VB und VE aus der Landesverfassung. </text:p>
            <text:p/>
          </table:table-cell>
          <table:table-cell table:style-name="ce35" office:value-type="string" calcext:value-type="string">
            <text:p>Landesverfassung verabschiedet am 8.06.1995, per Volksentscheid bestätigt am 22.10.1995, erlassen am 23.11.1995, in Kraft seit 29.11.1995: enthält <text:span text:style-name="T13">unechte dreistufige</text:span> Volksgesetzgebung (<text:span text:style-name="T5">Volksinitiative ist vorgesehen, stellt aber keine obligatorische Einleitung eines VB dar</text:span>), Finanztabu, verfassungsändernde VE <text:span text:style-name="T10">un</text:span>zulässig; „Doppelquorum“ für VE: Beteiligungsquorum von 50% <text:span text:style-name="T10">oder</text:span> Zustimmungsquorum von 33,3%</text:p>
          </table:table-cell>
          <table:table-cell table:style-name="ce35" office:value-type="string" calcext:value-type="string">
            <text:p>„Gesetz über Volksinitiative, Volksbegehren und Volksentscheid“ (Abstimmungsgesetz) yom 11.06.1997 wird verabschiedet: Zulassungsquorum für VB 25.000 Unterschriften (innerhalb von 2 Wochen amtlicher Sammlung), Unterschriftenquorum bei einfacher VB 10%, Sammlungsfrist 2 Monate, nur noch amtliche Eintragung für VB möglich</text:p>
          </table:table-cell>
          <table:table-cell office:value-type="string" calcext:value-type="string">
            <text:p>Verfassungsänderung vom 25.05.2006: Doppelquorum wird abgeschafft, das Zustimmungsquorum bei einfachen VE wird auf 25 % festgesetzt, verfassungsändernde VE werden wieder ermöglicht (Abstimmungsquorum 2/3-Meherheit + Zustimmungsquorum 50 %)</text:p>
          </table:table-cell>
          <table:table-cell office:value-type="string" calcext:value-type="string">
            <text:p>Des weiteren: Zulassungsquorum für VB wird an das Antragsquorum für Volksinitiativen von 20.000 Unterschriften angeglichen; Frist für Unterschriftensammlung bei VB wird von 2 Monaten auf 4 Monate verlängert</text:p>
          </table:table-cell>
          <table:table-cell table:style-name="ce30" office:value-type="string" calcext:value-type="string">
            <text:p>Änderung des Abstimmungsgesetzes vom 20.02.2008: <text:span text:style-name="T13">Lockerung des Finanztabus </text:span><text:span text:style-name="T11">(siehe dazu Urteil des Berliner Verfassungsgerichts vom 6.10.2009:</text:span><text:span text:style-name="T13"> </text:span><text:span text:style-name="T11">Einleitung eines Volksbegehrens zulässig, ohne zuvor den Gesetzesentwurf auf Verfassungsmäßigkeit überprüfen zu müssen); </text:span><text:span text:style-name="T13">freie Unterschriftensammlung wird zulässig</text:span></text:p>
          </table:table-cell>
          <table:table-cell table:style-name="ce32" office:value-type="string" calcext:value-type="string">
            <text:p>Änderung des Abstimmungsgesetzes vom 08.07.2010: Spenden über 5.000 Euro während des Volksbegehrens und im Vorfeld des Volksentscheides müssen offengelegt werden; Senat muss vor Gericht gehen, um ein Volksbegehren für unzulässig zu erklären </text:p>
          </table:table-cell>
          <table:table-cell table:style-name="Default"/>
          <table:table-cell table:style-name="ce51"/>
        </table:table-row>
        <table:table-row table:style-name="ro43">
          <table:table-cell office:value-type="string" calcext:value-type="string">
            <text:p>Brandenburg</text:p>
          </table:table-cell>
          <table:table-cell office:value-type="string" calcext:value-type="string">
            <text:p>Landesverfassung verabschiedet am 14.04.1992, Volksentscheid am 14.06.1992, erlassen am 20.08.1992, in Kraft seit 21.08.1992: enthält <text:span text:style-name="T13">dreistufige </text:span>Volksgesetzgebung, Finanztabu, <text:span text:style-name="T13">verfassungsändernde VE zulässig</text:span></text:p>
          </table:table-cell>
          <table:table-cell table:style-name="ce30" office:value-type="string" calcext:value-type="string">
            <text:p>Des weiteren: Sammlungsfrist für VB 4 Monate, Unterschriftenquorum für VB 80.000 Unterschriften; Zustimmungsquorum bei einfachen VE 25%; bei verfassungsändernden VE gilt ein Zustimmungsquorum von 50 % + <text:s/>2/3-Mehrheit der Abstimmenden</text:p>
          </table:table-cell>
          <table:table-cell table:style-name="ce30" office:value-type="string" calcext:value-type="string">
            <text:p>„Gesetz über das Verfahren bei Volksinitiative, Volksbegehren und Volksentscheid“ (Volksabstimmungsgesetz) vom 14. <text:span text:style-name="T3">April 1993; nur noch amtliche Eintragung für VB möglich</text:span></text:p>
          </table:table-cell>
          <table:table-cell table:style-name="ce30" office:value-type="string" calcext:value-type="string">
            <text:p>Änderung vom 01.02.2012: Einführung einer Briefeintragung und Ausweitung der öffentlichen Eintragungsmöglichkeiten, Ausweitung der Sammlungsfrist von 4 auf 6 Monate, <text:s/></text:p>
          </table:table-cell>
          <table:table-cell table:style-name="ce43"/>
          <table:table-cell table:style-name="Default"/>
          <table:table-cell/>
          <table:table-cell table:style-name="ce49"/>
          <table:table-cell table:number-columns-repeated="2"/>
        </table:table-row>
        <table:table-row table:style-name="ro43">
          <table:table-cell office:value-type="string" calcext:value-type="string">
            <text:p>Bremen</text:p>
          </table:table-cell>
          <table:table-cell office:value-type="string" calcext:value-type="string">
            <text:p>Landesverfassung verabschiedet am 15.09.1947 (per Volksentscheid angenommen am 12.10.1947), erlassen am 21.10.1947, in Kraft seit 22.10.1947: enthält <text:span text:style-name="T13">zweistufige </text:span>Volksgesetzgebung, Finanztabu, <text:span text:style-name="T13">verfassungsändernde VE zulässig</text:span>; Unterschriftenquorum bei VB 20 %, bei einfachen VE Beteiligungsquorum von 50%, bei verfassungsändernden VE Zustimmungsquorum von 50 %</text:p>
          </table:table-cell>
          <table:table-cell office:value-type="string" calcext:value-type="string">
            <text:p>.</text:p>
            <text:p>Regelung der Volksgesetzgebung durch „Gesetz über das Verfahren beim Volksentscheid“ (GVV) vom  01.04.1969: Sammlungsfrist für VB 9 Tage, nur noch amtliche Eintragung für VB möglich</text:p>
          </table:table-cell>
          <table:table-cell table:style-name="ce30" office:value-type="string" calcext:value-type="string">
            <text:p>Änderungsgesetz zur Landesverfassung vom 1.11.1994 (per Volksentscheid angenommen am 16.10.1994):enthält <text:span text:style-name="T13">unechte dreistufige</text:span> Volksgesetzgebung (<text:span text:style-name="T5">Volksinitiative („Bürgerantrag“) ist vorgesehen, stellt aber keine obligatorische Einleitung eines VB dar</text:span>), Senkung des Unterschriftenquorums bei einfachen VB von 20 % auf 10 %</text:p>
          </table:table-cell>
          <table:table-cell table:style-name="ce30" office:value-type="string" calcext:value-type="string">
            <text:p>Änderung GVV vom 27.02.1996: Sammlungsfrist für VB wird auf 3 Monate festgelegt,<text:span text:style-name="T19"> </text:span><text:span text:style-name="T13">freie Unterschriftensammlung wird zulässig</text:span></text:p>
          </table:table-cell>
          <table:table-cell office:value-type="string" calcext:value-type="string">
            <text:p>Änderung GVV vom 9.10.1997: Voraussetzung für die Gültigkeit eines einfachen VE geändert von 50 %-Beteiligungsquorum auf 25 %-Zustimmungsquorum</text:p>
          </table:table-cell>
          <table:table-cell office:value-type="string" calcext:value-type="string">
            <text:p>Reformpaket vom 27.08.2009: Unterschriftenquorum für einfache VB von 10 % auf 5 % gesenkt; Zustimmungsquorum bei einfachen VE von 25 % auf 20 % gesenkt; Änderungen von Gesetzen aus VE durch die Bürgerschaft sind erschwert; Bürgerantrag kann in VB überleiten (Stimmen werden angerechnet; <text:span text:style-name="T13">Lockerung des Finanztabus</text:span></text:p>
          </table:table-cell>
          <table:table-cell table:style-name="ce32" office:value-type="string" calcext:value-type="string">
            <text:p>Des weiteren:Ausweitung der öffentlichen Eintragungsmöglichkeiten; Verpflichtung des Senats und der Bürgerschaft zur Beratung der Initiative; die Zusammenlegung von Wahlen und Volksentscheide; Recht auf Konkurrenzvorlage durch die Bürgerschaft, ein Abstimmungsheft und Kompromisse zwischen Initiatoren und Bürgerschaft</text:p>
          </table:table-cell>
          <table:table-cell table:style-name="ce30" office:value-type="string" calcext:value-type="string">
            <text:p>Änderung vom 3.09.2013: Senkung des Unterschriftenquorums bei verfassungsänderndem VB von 20 % auf 10% der Stimmberechtigten; Zustimmungsquorum bei verfassungsändernden VE von 50% auf 40 % gesenkt</text:p>
          </table:table-cell>
          <table:table-cell table:style-name="ce30" office:value-type="string" calcext:value-type="string">
            <text:p>Des weiteren: Regelung für fakultatives bzw. obligatorisches Referendum im Fall von Privatisierung der öffentlichen Hand; weitere Ausdifferenzierung des Finanzvorbehalts für VE </text:p>
          </table:table-cell>
          <table:table-cell table:style-name="ce51"/>
        </table:table-row>
        <table:table-row table:style-name="ro43">
          <table:table-cell office:value-type="string" calcext:value-type="string">
            <text:p>Hamburg</text:p>
          </table:table-cell>
          <table:table-cell office:value-type="string" calcext:value-type="string">
            <text:p>Landesverfassung erlassen am 06.06.1952, in Kraft seit 1.07.1952: enthält keine VB und VE</text:p>
          </table:table-cell>
          <table:table-cell table:style-name="ce30" office:value-type="string" calcext:value-type="string">
            <text:p>20.06.1996: Verabschiedung Verfassungsänderung und „Hamburgisches Gesetz über Volksinitiative, Volksbegehren und Volksentscheid“ (HmbVVVG), tritt in Kraft am 1.06.1996, <text:span text:style-name="T13">dreistufige</text:span><text:span text:style-name="T16"> </text:span><text:span text:style-name="T3">Volksgesetzgebung</text:span> wird eingeführt, Finanztabu, <text:span text:style-name="T13">verfassungsändernde VE zulässig</text:span></text:p>
          </table:table-cell>
          <table:table-cell office:value-type="string" calcext:value-type="string">
            <text:p>Des Weiteren: Unterschriftenquorum bei VB (sowohl einfache als auch verfassungsändernde) 10 %, nur noch amtliche Eintragung für VB möglich; bei einfachen VE Zustimmungsquorum von 25 %, bei verfassungsändernden VE Abstimmungsquorum 2/3-Meherheit + Zustimmungsquorum 50 %</text:p>
          </table:table-cell>
          <table:table-cell table:style-name="ce30" office:value-type="string" calcext:value-type="string">
            <text:p>Verfassungsänderung vom 16.05.2001: Unterschriftenquorum bei VB von 10 % auf 5 % gesenkt, Zustimmungsquorum von 25 % auf 20 % gesenkt, Ausschlussthemen werden reduziert, Möglichkeit zur Fristenhemmung, <text:span text:style-name="T13">freie Unterschriftensammlung wird zulässig</text:span></text:p>
          </table:table-cell>
          <table:table-cell table:style-name="ce30" office:value-type="string" calcext:value-type="string">
            <text:p>Änderung des Volksabstimmungsgesetzes vom 17.05.2005: freie Unterschriftensammlung wieder unzulässig, VE nicht an Wahltagen zulässig, Verlängerung der Sammlungsfrist bei VB von 14 Tagen auf 3 Wochen</text:p>
          </table:table-cell>
          <table:table-cell table:style-name="ce42" office:value-type="string" calcext:value-type="string">
            <text:p>Änderung (nach Verfassungsgerichts-Urteil) vom 26.05.2006: VE sind am Wahltag zulässig</text:p>
          </table:table-cell>
          <table:table-cell table:style-name="ce30" office:value-type="string" calcext:value-type="string">
            <text:p>Änderung (nach VB „Rettet den Volksentscheid“) vom 31.05.2007: <text:span text:style-name="T13">freie Unterschriftensammlung</text:span><text:span text:style-name="T3"> </text:span><text:span text:style-name="T13">wieder zulässig</text:span></text:p>
          </table:table-cell>
          <table:table-cell table:style-name="ce32" office:value-type="string" calcext:value-type="string">
            <text:p>.</text:p>
            <text:p>Änderung am 19.11.2008: verfassungsändernde VE grundsätzlich und einfache VE möglichst zeitgleich mit Bundestags- und Bürgerschaftswahlen durchzuführen, Einführung einer dynamischen Quorenregelung („Parlamentsquorum“), <text:span text:style-name="T13">Lockerung des Finanztabus</text:span>, fakultatives Referendum bei Änderungen von Volksentscheiden</text:p>
          </table:table-cell>
          <table:table-cell/>
          <table:table-cell table:style-name="ce51"/>
        </table:table-row>
        <table:table-row table:style-name="ro43">
          <table:table-cell office:value-type="string" calcext:value-type="string">
            <text:p>Hessen</text:p>
          </table:table-cell>
          <table:table-cell table:style-name="ce82" office:value-type="string" calcext:value-type="string">
            <text:p>Landesverfassung verabschiedet am 30.09.1946, Volksentscheid am 1.12.1946, erlassen und in Kraft seit 1.12.1946: enthält <text:span text:style-name="T13">zweistufige </text:span>Volksgesetzgebung, Finanztabu, <text:span text:style-name="T3">verfassungsändernde VE</text:span><text:span text:style-name="T10"> un</text:span><text:span text:style-name="T3">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Volksgesetzgebung zur Verfassungsänderung nicht zulässig </text:span></text:p>
          </table:table-cell>
          <table:table-cell table:style-name="ce38" office:value-type="string" calcext:value-type="string">
            <text:p>Gesetz über Volksbegehren und Volksentscheid (VB/VEG) vom 16. Mai 1950: Zulassungsquorum für VB 3 %, Sammlungsfrist für VB 14 Tage, <text:span text:style-name="T3">nur noch amtliche Eintragung für VB möglich</text:span></text:p>
          </table:table-cell>
          <table:table-cell table:style-name="ce31" office:value-type="string" calcext:value-type="string">
            <text:p>8.02.2011: Zulassungsquorum wird von 3 % auf 2 % gesenkt, <text:s/>Sammlungsfrist für VB von 14 Tagen auf 2 Monate verlängert</text:p>
          </table:table-cell>
          <table:table-cell table:style-name="ce31" office:value-type="string" calcext:value-type="string">
            <text:p>Neufassung der Landesverfassung per obligatorischem Verfassungsreferendum am 28.10.2018, Änderungen der Volksgesetzgebung: Unterschriftenquorum bei VB von 20 % auf 5 % gesenkt, Zustimmungsquorum bei VE wird eingeführt (25 %)</text:p>
          </table:table-cell>
          <table:table-cell table:style-name="ce46"/>
          <table:table-cell table:style-name="ce48"/>
          <table:table-cell table:style-name="ce50"/>
          <table:table-cell table:style-name="ce48"/>
          <table:table-cell/>
        </table:table-row>
        <table:table-row table:style-name="ro43">
          <table:table-cell office:value-type="string" calcext:value-type="string">
            <text:p>Mecklenburg-Vorpommern</text:p>
          </table:table-cell>
          <table:table-cell office:value-type="string" calcext:value-type="string">
            <text:p>Landesverfassung verabschiedet am 14.05.1993, erlassen und vorläufig in Kraft ab 23.05.1993: enthält <text:span text:style-name="T13">unechte</text:span> <text:span text:style-name="T13">dreistufige</text:span> Volksgesetzgebung (<text:span text:style-name="T5">Volksinitiative ist vorgesehen, stellt aber keine obligatorische Einleitung eines VB dar</text:span>), Finanztabu, <text:span text:style-name="T13">verfassungsändernde VE zulässig</text:span></text:p>
          </table:table-cell>
          <table:table-cell office:value-type="string" calcext:value-type="string">
            <text:p>Des Weiteren: <text:span text:style-name="T11">Unterschriftenquorum bei VB 140.000 Unterschriften, Zustimmungsquorum bei einfachen VE 33,3 %, bei verfassungsändernden VE gilt ein Zustimmungsquorum von 50 % +  2/3-Mehrheit der Abstimmenden,  Verpflichtung des Landeswahlleiters zur Beratung der Initiative</text:span></text:p>
          </table:table-cell>
          <table:table-cell table:style-name="ce39" office:value-type="string" calcext:value-type="string">
            <text:p>.</text:p>
            <text:p>„Gesetz zur Ausführung von Initiativen aus dem </text:p>
            <text:p>Volk, Volksbegehren und Volksentscheid in Mecklenburg-Vorpommern“ (Volksabstimmungsgesetz) vom 31.01.1994: keine Zulassungsverfahren für VB nötig (kann direkt mit der Unterschriftensammlung begonnen werden)</text:p>
          </table:table-cell>
          <table:table-cell office:value-type="string" calcext:value-type="string">
            <text:p>Des Weiteren: Volksgesetzgebungsverfahren kann entweder durch Volksinitiative oder direkt durch VB eingeleitet werden; sowohl amtliche Eintragung als auch <text:span text:style-name="T13">freie Unterschriftensammlung zulässig</text:span><text:span text:style-name="T3">, keine Sammlungsfrist für freie Sammlung, Sammlungsfrist für (zusätzliche) amtliche Sammlung 2 Monate</text:span></text:p>
          </table:table-cell>
          <table:table-cell table:style-name="ce30" office:value-type="string" calcext:value-type="string">
            <text:p>Regelung der amtlichen Auslegung, von Bekanntmachungen, verwaltungstechnischer Unterstützung, etc. durch „Verordnung zur Durchführung des Gesetzes zur Ausführung von </text:p>
            <text:p>Initiativen aus dem Volk, Volksbegehren und Volksentscheid in Mecklenburg-Vorpommern“ vom 01.02.1994 </text:p>
          </table:table-cell>
          <table:table-cell table:style-name="ce30" office:value-type="string" calcext:value-type="string">
            <text:p>Landesverfassung per Volksentscheid angenommen am 12.06.1994, in Kraft seit 15.11.1994</text:p>
          </table:table-cell>
          <table:table-cell table:style-name="ce32" office:value-type="string" calcext:value-type="string">
            <text:p>Änderung vom 14.06.2006: <text:span text:style-name="T11">Unterschriftenquorum bei VB von 140.000 Unterschriften auf 120.000 Unterschriften gesenkt</text:span></text:p>
          </table:table-cell>
          <table:table-cell table:style-name="ce30" office:value-type="string" calcext:value-type="string">
            <text:p>Änderung vom 08.06.2016: <text:span text:style-name="T11">Unterschriftenquorum bei VB von 120.000 Unterschriften auf 100.000 Unterschriften gesenkt, Einführung einer Sammlungsfrist bei VB von 5 Monaten, Zustimmungsquorum bei einfachen VE wird von 33,3 % auf 25 % gesenkt</text:span>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Niedersachsen</text:p>
            <text:p/>
          </table:table-cell>
          <table:table-cell table:style-name="ce83" office:value-type="string" calcext:value-type="string">
            <text:p>Vorläufige Niedersächsische Verfassung (VNV) verabschiedet und erlassen am 13.04.1951, in Kraft seit 13.04.1951: keine Volksgesetzgebung enthalten</text:p>
          </table:table-cell>
          <table:table-cell table:style-name="ce81" office:value-type="string" calcext:value-type="string">
            <text:p>Neue Landesverfassung erlassen am 19.05.1993, in Kraft seit 1.06.1993: enthält <text:span text:style-name="T13">zweistufige </text:span>Volksgesetzgebung  (<text:span text:style-name="T5">Volksinitiative ist vorgesehen, kann aber </text:span><text:span text:style-name="T15">nicht</text:span><text:span text:style-name="T5"> VB einleiten</text:span>), Finanztabu, <text:span text:style-name="T13">verfassungsändernde VE zulässig</text:span><text:span text:style-name="T3">; Unterschriftenquorum bei VB 10 %,</text:span><text:span text:style-name="T17"> Zustimmungsquorum bei einfachen VE 25 %, Zustimmungsquorum bei verfassungsändernden VE 50 %</text:span></text:p>
          </table:table-cell>
          <table:table-cell office:value-type="string" calcext:value-type="string">
            <text:p>„Niedersächsisches Gesetz</text:p>
            <text:p>über Volksinitiative, Volksbegehren und Volksentscheid</text:p>
            <text:p>(Niedersächsisches Volksabstimmungsgesetz) vom 23.06.1994:<text:span text:style-name="T3"> Sammlungsfrist bei VB 6 Monate,</text:span> <text:span text:style-name="T13">freie Unterschriftenammlung wird zulässig</text:span></text:p>
          </table:table-cell>
          <table:table-cell table:style-name="ce41"/>
          <table:table-cell table:style-name="Default" table:number-columns-repeated="3"/>
          <table:table-cell/>
          <table:table-cell table:style-name="ce48"/>
          <table:table-cell/>
        </table:table-row>
        <table:table-row table:style-name="ro43">
          <table:table-cell office:value-type="string" calcext:value-type="string">
            <text:p>Nordrhein-Westfalen</text:p>
          </table:table-cell>
          <table:table-cell table:style-name="ce83" office:value-type="string" calcext:value-type="string">
            <text:p>Landesverfassung verabschiedet am 6.06.1950, Volksentscheid am 18.06.1950, erlassen am 28.06.1950, in Kraft seit 11.07.1950: enthält <text:span text:style-name="T13">zweistufige </text:span>Volksgesetzgebung, Finanztabu,<text:span text:style-name="T3"> </text:span><text:span text:style-name="T13">verfassungsändernde VE zulässig</text:span></text:p>
          </table:table-cell>
          <table:table-cell office:value-type="string" calcext:value-type="string">
            <text:p>Des Weiteren: <text:span text:style-name="T3">Unterschriftenquorum bei VB 20 %, Abstimmungsquorum bei VE einfache Abstimmungsmehrheit (kein  Beteiligungs- oder Zustimmungsquorum); Zustimmungsquorum für verfassungsändernde VE 50 %</text:span></text:p>
          </table:table-cell>
          <table:table-cell table:style-name="ce33" office:value-type="string" calcext:value-type="string">
            <text:p>„Gesetz über das Verfahren bei </text:p>
            <text:p>Volksbegehren und Volksentscheid“ vom 03.08.1951: Zulassungsquorum für VB 3.000 Unterschriften, Sammlungsfrist für VB 14 Tage, <text:span text:style-name="T3">nur noch amtliche Eintragung möglich</text:span></text:p>
          </table:table-cell>
          <table:table-cell office:value-type="string" calcext:value-type="string">
            <text:p>Änderung der Landesverfassung und des Durchführungsgesetzes (Umbenennung zu „Gesetz über das Verfahren bei Volksinitiative, Volksbegehren und Volksentscheid (VIVBVEG)“ durch Gesetz vom  5.03.2002: enthält weiterhin <text:span text:style-name="T13">zweistufige </text:span>Volksgesetzgebung  (<text:span text:style-name="T5">Volksinitiative ist vorgesehen, kann aber </text:span><text:span text:style-name="T15">nicht</text:span><text:span text:style-name="T5"> VB einleiten</text:span>)</text:p>
          </table:table-cell>
          <table:table-cell office:value-type="string" calcext:value-type="string">
            <text:p>Des Weiteren: <text:span text:style-name="T3">Unterschriftenquorum bei VB (sowohl einfache als auch verfassungsändernde) von 20 % auf 8 % gesenkt, Sammlungsfrist von 14 Tagen auf 8 Wochen verlängert, Einführung eines Zustimmungsquorum bei einfachem VE (15 %), </text:span><text:span text:style-name="T17">bei verfassungsändernden VE</text:span><text:span text:style-name="T3"> gilt ein Beteiligungsquorum von 50 % +  2/3-Mehrheit der Abstimmenden</text:span></text:p>
          </table:table-cell>
          <table:table-cell office:value-type="string" calcext:value-type="string">
            <text:p>Änderung vom 21.07.2004: Eintragung für VB über Briefwahl wird zulässig</text:p>
          </table:table-cell>
          <table:table-cell table:style-name="ce30" office:value-type="string" calcext:value-type="string">
            <text:p>Änderung vom 22.12.2011<text:span text:style-name="T3">:</text:span><text:span text:style-name="T13"> freie Unterschriftensammlung wird zulässig</text:span></text:p>
          </table:table-cell>
          <table:table-cell table:number-columns-repeated="3"/>
        </table:table-row>
        <table:table-row table:style-name="ro43">
          <table:table-cell office:value-type="string" calcext:value-type="string">
            <text:p>Rheinland-Pfalz</text:p>
          </table:table-cell>
          <table:table-cell office:value-type="string" calcext:value-type="string">
            <text:p>Landesverfassung verabschiedet am 25.04.1947, Volksentscheid am 18.05.1947, erlassen und in Kraft seit 18.05.1947: enthält <text:span text:style-name="T13">zweistufige </text:span>Volksgesetzgebung, Finanztabu, <text:span text:style-name="T13">verfassungsändernde VE zulässig</text:span></text:p>
          </table:table-cell>
          <table:table-cell office:value-type="string" calcext:value-type="string">
            <text:p>Des Weiteren: Zulassungsquorum für VB 20.000 Unterschriften, <text:span text:style-name="T3">Unterschriftenquorum bei VB 20 %, Abstimmungsquorum bei VE einfache Abstimmungsmehrheit (kein Beteiligungs- oder Zustimmungsquorum); Zustimmungsquorum für verfassungsändernde VE 50 %</text:span></text:p>
          </table:table-cell>
          <table:table-cell table:style-name="ce33" office:value-type="string" calcext:value-type="string">
            <text:p>Regelung der Volksgesetzgebung im „Landeswahlgesetz“ vom 7.12.1950: Zulassungsquorum kann entfallen, wenn der Landesvorstand einer im Landtag vertretenen Partei den Zulassungsantrag stellt; Sammlungsfrist für VB 14 Tage, <text:span text:style-name="T18">nur noch amtliche Eintragung möglich</text:span></text:p>
          </table:table-cell>
          <table:table-cell table:style-name="ce30" office:value-type="string" calcext:value-type="string">
            <text:p>Änderung der Landesverfassung vom 8.03.2000: enthält <text:span text:style-name="T13">unechte</text:span> <text:span text:style-name="T13">dreistufige</text:span> Volksgesetzgebung (<text:span text:style-name="T5">Volksinitiative ist vorgesehen, stellt aber keine obligatorische Einleitung eines VB dar</text:span>)</text:p>
          </table:table-cell>
          <table:table-cell office:value-type="string" calcext:value-type="string">
            <text:p>Des Weiteren: Unterschriftenquorum bei VB (sowohl einfache als auch verfassungsändernde) von 20 % auf 300.000 Unterschriften gesenkt, Sammlungsfrist von 14 Tagen auf 2 Monate verlängert, Einführung eines neuen Beteiligungsquorums bei einfachem VE (25 %)</text:p>
          </table:table-cell>
          <table:table-cell office:value-type="string" calcext:value-type="string">
            <text:p>Änderung des Volksabstimmungsgesetzes vom 22.12.2015: <text:span text:style-name="T13">freie Unterschriftensammlung wird zulässig</text:span></text:p>
          </table:table-cell>
          <table:table-cell table:style-name="Default" table:number-columns-repeated="2"/>
          <table:table-cell table:number-columns-repeated="2"/>
        </table:table-row>
        <table:table-row table:style-name="ro43">
          <table:table-cell table:style-name="ce27" office:value-type="string" calcext:value-type="string">
            <text:p>Saarland</text:p>
          </table:table-cell>
          <table:table-cell table:style-name="ce83" office:value-type="string" calcext:value-type="string">
            <text:p>Landesverfassung verabschiedet am 8.11.1947, erlassen am 15.12.1947, in Kraft seit 17.12.1947: enthält <text:span text:style-name="T13">zweistufige </text:span>Volksgesetzgebung, Finanztabu, <text:span text:style-name="T11">verfassungsändernde VE</text:span><text:span text:style-name="T14"> un</text:span><text:span text:style-name="T11">zulässig</text:span></text:p>
          </table:table-cell>
          <table:table-cell office:value-type="string" calcext:value-type="string">
            <text:p>Des Weiteren: Zulassungsquorum für VB 33,33 % + 33,3 % Unterstützung durch Landtag,<text:span text:style-name="T3"> Abstimmungsquorum bei VE einfache Abstimmungsmehrheit (kein Beteiligungs- oder Zustimmungsquorum)</text:span></text:p>
          </table:table-cell>
          <table:table-cell office:value-type="string" calcext:value-type="string">
            <text:p>Gesetz zur Änderung der Verfassung des Saarlandes vom 04.07.1979: Zulassungsquorum für VB wird von 33,33 % auf 20 % gesenkt,<text:span text:style-name="T3"> Einführung eines Zustimmungsquorum für VE (50 %)</text:span></text:p>
          </table:table-cell>
          <table:table-cell office:value-type="string" calcext:value-type="string">
            <text:p>„Gesetz über Volksbegehren und Volksentscheid“ (VolksabstimmungsG) vom 16.06.1982: Sammlungsfrist für VB 14 Tage, nur noch amtliche Eintragung für VB möglich, Eintragung über Briefwahl wird zulässig</text:p>
          </table:table-cell>
          <table:table-cell office:value-type="string" calcext:value-type="string">
            <text:p>Änderung der Landesverfassung vom 15.05.2013 (in Kraft seit 28.062013): Unterschriftenquorum <text:span text:style-name="T3">bei einfachen VB von 20 % auf 7 % gesenkt, Sammelfrist von 2 Wochen auf 3 Monate verlängert; minimale Lockerung des Finanztabus; </text:span><text:span text:style-name="T13">verfassungsändernde VE </text:span></text:p>
            <text:p><text:span text:style-name="T13">werden</text:span><text:span text:style-name="T10"> </text:span><text:span text:style-name="T3">(mit Ausnahmen)</text:span><text:span text:style-name="T13"> zulässig</text:span></text:p>
          </table:table-cell>
          <table:table-cell office:value-type="string" calcext:value-type="string">
            <text:p>Des Weiteren: Zustimmungsquorum für einfache VE  von 50 % auf 25 % gesenkt; <text:span text:style-name="T11">bei verfassungsändernden VE </text:span>gilt ein Beteiligungsquorum von 50 % +  2/3-Mehrheit der Abstimmenden; Regelung zur amtlichen Unterschriftensammlung wird in die Landesverfassung aufgenommen (weiterhin keine freie Sammlung zulässig)</text:p>
          </table:table-cell>
          <table:table-cell/>
          <table:table-cell table:style-name="Default"/>
          <table:table-cell table:number-columns-repeated="2"/>
        </table:table-row>
        <table:table-row table:style-name="ro43">
          <table:table-cell office:value-type="string" calcext:value-type="string">
            <text:p>Sachsen</text:p>
          </table:table-cell>
          <table:table-cell table:style-name="ce82" office:value-type="string" calcext:value-type="string">
            <text:p>Landesverfassung verabschiedet am 26.05.1992, erlassen am 27.05.1992, in Kraft seit 06.06.1992: enthält <text:span text:style-name="T13">dreistufige </text:span>Volksgesetzgebung („Volksantrag“, VB, VE), Finanztabu, <text:span text:style-name="T13">verfassungsändernde VE zulässig</text:span></text:p>
          </table:table-cell>
          <table:table-cell office:value-type="string" calcext:value-type="string">
            <text:p>Des Weiteren: Sammlungsfrist für VB mind. 6 Monate, Zulassungsquorum für VB 450.000 Unterschriften;<text:span text:style-name="T3"> Abstimmungsquorum bei einfachen VE einfache Abstimmungsmehrheit (kein Beteiligungs- oder Zustimmungsquorum); Zustimmungsquorum bei verfassungsändernden VE 50 %</text:span></text:p>
          </table:table-cell>
          <table:table-cell table:style-name="ce38" office:value-type="string" calcext:value-type="string">
            <text:p>„Gesetz über Volksantrag, Volksbegehren und Volksentscheid (VVVG) vom 19.10.1993: Sammlungsfrist für VB wird von mind. 6 Monaten auf 8 Monate festgesetzt, <text:span text:style-name="T13">freie Unterschriftensammlung wird zulässig</text:span></text:p>
          </table:table-cell>
          <table:table-cell table:style-name="ce31" office:value-type="string" calcext:value-type="string">
            <text:p>Urteil des sächsischen Verfassungsgerichts vom 11.07.2002:<text:span text:style-name="T13"> Lockerung des Finanztabus</text:span></text:p>
          </table:table-cell>
          <table:table-cell table:style-name="ce44" table:number-columns-repeated="2"/>
          <table:table-cell table:style-name="ce48"/>
          <table:table-cell/>
          <table:table-cell table:style-name="ce48"/>
          <table:table-cell table:style-name="ce51"/>
        </table:table-row>
        <table:table-row table:style-name="ro43">
          <table:table-cell office:value-type="string" calcext:value-type="string">
            <text:p>Sachsen-Anhalt</text:p>
          </table:table-cell>
          <table:table-cell table:style-name="ce83" office:value-type="string" calcext:value-type="string">
            <text:p>Landesverfassung verabschiedet am 25.06.1992, erlassen am 16.07.1992, in Kraft seit 18.07.1992: enthält <text:span text:style-name="T13">dreistufige </text:span>Volksgesetzgebung (Volksinitiative fakultativ), Finanztabu, <text:span text:style-name="T13">verfassungsändernde VE zulässig</text:span></text:p>
          </table:table-cell>
          <table:table-cell table:style-name="ce36" office:value-type="string" calcext:value-type="string">
            <text:p>Des Weiteren: Unterschriftenquorum bei VB 250.000 Unterschriften, wenn einfache VB mit einem gleichzeitigen Parlamentsentwurf einhergehen, ist das Abstimmungsquorum die einfache Abstimmungsmehrheit, ansonsten herrscht Zustimmungsquorum von 25 %, <text:span text:style-name="T11">bei verfassungsändernden VE gilt ein Beteiligungsquorum von 50 % +  2/3-Mehrheit der Abstimmenden</text:span></text:p>
          </table:table-cell>
          <table:table-cell office:value-type="string" calcext:value-type="string">
            <text:p>„Gesetz über Volksinitiative, Volksbegehren und Volksentscheid“ vom 13.07.1994: VB auch ohne einleitende Volksinitiative möglich, dafür notwendiges Zulassungsquorum 25.000 Unterschriften; Sammlungsfrist für VB 1 Monat,<text:span text:style-name="T3"> nur noch amtliche Eintragung für VB möglich</text:span></text:p>
          </table:table-cell>
          <table:table-cell office:value-type="string" calcext:value-type="string">
            <text:p>.</text:p>
            <text:p>„Gesetz über das Verfahren bei Volksinitiative, Volksbegehren und Volksentscheid (Volksabstimmungsgesetz) vom 09.08.1995: Zulassungsquorum für VB ohne Volksinitiative wird von 25.000 Unterschriften auf 10.000 Unterschriften gesenkt; Sammlungsfrist für VB wird von 1 Monat auf 6 Monate verlängert,<text:span text:style-name="T3"> </text:span><text:span text:style-name="T13">freie Unterschriftensammlung wird zulässig</text:span></text:p>
          </table:table-cell>
          <table:table-cell office:value-type="string" calcext:value-type="string">
            <text:p>Änderung der Landesverfassung vom 27.01.2005: Unterschriftenquorum für VB wird von absoluten 250.000 Unterschriften auf 11 % gesenkt</text:p>
          </table:table-cell>
          <table:table-cell office:value-type="string" calcext:value-type="string">
            <text:p>Änderung des Volksabstimmungsgesetzes vom <text:s/>22.06.2005: Zulassungsquorum für VB ohne Volksinitiative wird von 10.000 Unterschriften auf 8.000 Unterschriften gesenkt</text:p>
          </table:table-cell>
          <table:table-cell table:style-name="ce32" office:value-type="string" calcext:value-type="string">
            <text:p>Änderung der Landesverfassung und des Volksabstimmungsgesetzes vom 5.12.2014: Zulassungsquorum für VB ohne Volksinitiative wird von 8.000 Unterschriften auf 6.000 Unterschriften gesenkt; Unterschriftenquorum für VB von 11 % auf 9 % gesenkt</text:p>
          </table:table-cell>
          <table:table-cell table:number-columns-repeated="3"/>
        </table:table-row>
        <table:table-row table:style-name="ro43">
          <table:table-cell office:value-type="string" calcext:value-type="string">
            <text:p>Schleswig-Holstein</text:p>
          </table:table-cell>
          <table:table-cell table:style-name="ce83" office:value-type="string" calcext:value-type="string">
            <text:p>Landesverfassung verabschiedet am 13.12.1949, in Kraft seit 12.01.1950, keine Volksgesetzgebung enthalten</text:p>
          </table:table-cell>
          <table:table-cell office:value-type="string" calcext:value-type="string">
            <text:p>Verfassungsreform vom 30.05.1990, in Kraft seit 13.06.1990: enthält <text:span text:style-name="T13">dreistufige </text:span>Volksgesetzgebung (neues „Kieler Modell“: Volksinitiative leitet VB ein, Finanztabu, <text:span text:style-name="T13">verfassungsändernde VE zulässig</text:span><text:span text:style-name="T10">; </text:span><text:span text:style-name="T3">Unterschriftenquorum bei VB 5 %, Sammlungsfrist für VB 6 Monate, </text:span><text:span text:style-name="T17">Zustimmungsquorum bei einfachen VE 25 %, bei verfassungsändernden VE gilt ein Beteiligungsquorum von 50 % +  2/3-Mehrheit der Abstimmenden</text:span></text:p>
          </table:table-cell>
          <table:table-cell office:value-type="string" calcext:value-type="string">
            <text:p>„Gesetz über Initiativen aus dem Volk, </text:p>
            <text:p>Volksbegehren und Volksentscheid“ (Volksabstimmungsgesetz) vom 11.05.1995: <text:span text:style-name="T11">nur noch amtliche Eintragung möglich</text:span></text:p>
          </table:table-cell>
          <table:table-cell office:value-type="string" calcext:value-type="string">
            <text:p>Änderung des Volksabstimmungsgesetzes vom <text:s/>05.04.2004: Ausweitung der öffentlichen Eintragungsmöglichkeiten, Verpflichtung des Innenministeriums zur Beratung der Initiative</text:p>
          </table:table-cell>
          <table:table-cell office:value-type="string" calcext:value-type="string">
            <text:p>Neufassung der Landesverfassung, verabschiedet am 8.10.14, neu bekanntgegeben am 2.12.2014: Unterschriftenquorum für VB von 5 % auf 80.000 Unterschriften gesenkt; Zustimmungsquorum bei einfachen VE <text:s/>von 25 % auf 15 % gesenkt</text:p>
          </table:table-cell>
          <table:table-cell office:value-type="string" calcext:value-type="string">
            <text:p>Änderung des Volksabstimmungsgesetzes vom 14.06.2016: <text:span text:style-name="T13">freie Unterschriftensammlung wird zulässig</text:span></text:p>
          </table:table-cell>
          <table:table-cell table:style-name="Default"/>
          <table:table-cell table:style-name="ce4"/>
          <table:table-cell table:number-columns-repeated="2"/>
        </table:table-row>
        <table:table-row table:style-name="ro43">
          <table:table-cell table:style-name="ce26" office:value-type="string" calcext:value-type="string">
            <text:p>Thüringen</text:p>
          </table:table-cell>
          <table:table-cell table:style-name="ce84" office:value-type="string" calcext:value-type="string">
            <text:p>Landesverfassung von Thüringen verabschiedet am 7.11.1990, erlassen am 25.10.1993, vorläufig in Kraft seit 30.10.1993 nach Volksabstimmung am 16.10.1994 endgültig in Kraft, enthält <text:span text:style-name="T13">zweistufige </text:span>Volksgesetzgebung  (<text:span text:style-name="T5">Volksinitiative ist vorgesehen, kann aber </text:span><text:span text:style-name="T15">nicht</text:span><text:span text:style-name="T5"> VB einleiten</text:span>), Finanztabu, <text:span text:style-name="T13">verfassungsändernde VE zulässig</text:span></text:p>
          </table:table-cell>
          <table:table-cell office:value-type="string" calcext:value-type="string">
            <text:p>Des Weiteren: <text:span text:style-name="T11">Unterschriftenquorum bei VB 14 %, Sammlungsfrist für VB 4 Monate, Zustimmungsquorum bei einfachen VE 33,3 %, Zustimmungsquorum bei verfassungsändernden VE 50 %</text:span></text:p>
          </table:table-cell>
          <table:table-cell table:style-name="ce35" office:value-type="string" calcext:value-type="string">
            <text:p>„Thüringer Gesetz über das Verfahren</text:p>
            <text:p>bei Bürgerantrag, Volksbegehren und</text:p>
            <text:p>Volksentscheid“ (ThürBVVG) vom 19.07.1994: Zulassungsquorum für VB 5.000 Unterschriften (innerhalb von 21 Monat, <text:span text:style-name="T13">freie Unterschriftensammlung wird zulässig</text:span></text:p>
          </table:table-cell>
          <table:table-cell table:style-name="ce42" office:value-type="string" calcext:value-type="string">
            <text:p>Änderung der Landesverfassung und des ThürBVVG vom 24.11.2003: Sammlungsfrist für Zulassungsquorum wird von 1 Monat auf 6 Wochen verlängert, ergänzend zur freien Unterschriftensammlung ist auch eine amtliche Unterschriftensammlung zulässig, Verpflichtung des Landtagspräsidenten zur Beratung der Initiative</text:p>
          </table:table-cell>
          <table:table-cell office:value-type="string" calcext:value-type="string">
            <text:p>Des Weiteren: <text:span text:style-name="T11">Unterschriftenquorum bei VB in amtlicher Sammlung 8 %, in freier Sammlung 10 %; Sammlungsfrist für VB bleibt für freie Sammlung bei 4 Monate, für amtliche Sammlung wird sie auf 2 Monate verkürzt; Zustimmungsquorum bei einfachen VE von 33,3 % auf 25 % gesenkt, Zustimmungsquorum bei verfassungsändernden VE von 50 % auf 40 % gesenkt</text:span></text:p>
          </table:table-cell>
          <table:table-cell table:style-name="ce30" office:value-type="string" calcext:value-type="string">
            <text:p>Neufassung des ThürBVVG wird am 23.02.2004 bekannt gemacht</text:p>
          </table:table-cell>
          <table:table-cell table:style-name="Default"/>
          <table:table-cell table:style-name="ce41"/>
          <table:table-cell table:number-columns-repeated="2"/>
        </table:table-row>
      </table:table>
      <table:table table:name="Tabelle3" table:style-name="ta1" table:print="false">
        <table:table-column table:style-name="co12" table:default-cell-style-name="Default"/>
        <table:table-row table:style-name="ro4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4.99mm" fo:margin-right="10mm" style:shadow="none" style:scale-to="33%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18.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.00.0000</text:date>, <text:time style:data-style-name="N2" text:time-value="11:29:17.7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42:20</meta:creation-date>
    <dc:date>2019-10-27T12:04:44.139000000</dc:date>
    <meta:editing-duration>PT23H24M44S</meta:editing-duration>
    <meta:editing-cycles>150</meta:editing-cycles>
    <meta:generator>LibreOffice/5.4.7.2$Windows_X86_64 LibreOffice_project/c838ef25c16710f8838b1faec480ebba495259d0</meta:generator>
    <meta:print-date>2019-09-10T20:02:07.953000000</meta:print-date>
    <dc:creator>Hendrik Fiedler</dc:creator>
    <meta:document-statistic meta:table-count="3" meta:cell-count="243" meta:object-count="0"/>
  </office:meta>
</office:document-meta>
</file>